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36.49pt"/>
    </style:style>
    <style:style style:name="co3" style:family="table-column">
      <style:table-column-properties fo:break-before="auto" style:column-width="138.95pt"/>
    </style:style>
    <style:style style:name="co4" style:family="table-column">
      <style:table-column-properties fo:break-before="auto" style:column-width="134.84pt"/>
    </style:style>
    <style:style style:name="co5" style:family="table-column">
      <style:table-column-properties fo:break-before="auto" style:column-width="138.1pt"/>
    </style:style>
    <style:style style:name="co6" style:family="table-column">
      <style:table-column-properties fo:break-before="auto" style:column-width="140.54pt"/>
    </style:style>
    <style:style style:name="co7" style:family="table-column">
      <style:table-column-properties fo:break-before="auto" style:column-width="142.21pt"/>
    </style:style>
    <style:style style:name="co8" style:family="table-column">
      <style:table-column-properties fo:break-before="auto" style:column-width="149.5pt"/>
    </style:style>
    <style:style style:name="co9" style:family="table-column">
      <style:table-column-properties fo:break-before="auto" style:column-width="144.6pt"/>
    </style:style>
    <style:style style:name="co10" style:family="table-column">
      <style:table-column-properties fo:break-before="auto" style:column-width="148.71pt"/>
    </style:style>
    <style:style style:name="co11" style:family="table-column">
      <style:table-column-properties fo:break-before="auto" style:column-width="153.55pt"/>
    </style:style>
    <style:style style:name="co12" style:family="table-column">
      <style:table-column-properties fo:break-before="auto" style:column-width="157.61pt"/>
    </style:style>
    <style:style style:name="co13" style:family="table-column">
      <style:table-column-properties fo:break-before="auto" style:column-width="155.2pt"/>
    </style:style>
    <style:style style:name="co14" style:family="table-column">
      <style:table-column-properties fo:break-before="auto" style:column-width="156.8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3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Case</text:p>
          </table:table-cell>
          <table:table-cell table:style-name="Default" office:value-type="string" calcext:value-type="string">
            <text:p>#&gt;selectionsort 10 case 1</text:p>
          </table:table-cell>
          <table:table-cell table:style-name="Default" office:value-type="string" calcext:value-type="string">
            <text:p>#&gt;selectionsort 10 case 2</text:p>
          </table:table-cell>
          <table:table-cell table:style-name="Default" office:value-type="string" calcext:value-type="string">
            <text:p>#&gt;selectionsort 10 case 3</text:p>
          </table:table-cell>
          <table:table-cell table:style-name="Default" office:value-type="string" calcext:value-type="string">
            <text:p>#&gt;selectionsort 10 case 4</text:p>
          </table:table-cell>
          <table:table-cell office:value-type="string" calcext:value-type="string">
            <text:p>#&gt;selectionsort 1000 case 1</text:p>
          </table:table-cell>
          <table:table-cell office:value-type="string" calcext:value-type="string">
            <text:p>#&gt;selectionsort 1000 case 2</text:p>
          </table:table-cell>
          <table:table-cell office:value-type="string" calcext:value-type="string">
            <text:p>#&gt;selectionsort 1000 case 3</text:p>
          </table:table-cell>
          <table:table-cell office:value-type="string" calcext:value-type="string">
            <text:p>#&gt;selectionsort 1000 case 4</text:p>
          </table:table-cell>
          <table:table-cell office:value-type="string" calcext:value-type="string">
            <text:p>#&gt;selectionsort 10000 case 1</text:p>
          </table:table-cell>
          <table:table-cell office:value-type="string" calcext:value-type="string">
            <text:p>#&gt;selectionsort 10000 case 2</text:p>
          </table:table-cell>
          <table:table-cell office:value-type="string" calcext:value-type="string">
            <text:p>#&gt;selectionsort 10000 case 3</text:p>
          </table:table-cell>
          <table:table-cell office:value-type="string" calcext:value-type="string">
            <text:p>#&gt;selectionsort 10000 case 4</text:p>
          </table:table-cell>
          <table:table-cell office:value-type="string" calcext:value-type="string">
            <text:p>#&gt;selectionsort 100000 case 1</text:p>
          </table:table-cell>
          <table:table-cell office:value-type="string" calcext:value-type="string">
            <text:p>#&gt;selectionsort 100000 case 2</text:p>
          </table:table-cell>
          <table:table-cell office:value-type="string" calcext:value-type="string">
            <text:p>#&gt;selectionsort 100000 case 3</text:p>
          </table:table-cell>
          <table:table-cell office:value-type="string" calcext:value-type="string">
            <text:p>#&gt;selectionsort 100000 case 4</text:p>
          </table:table-cell>
          <table:table-cell office:value-type="string" calcext:value-type="string">
            <text:p>#&gt;selectionsort 1000000 case 1</text:p>
          </table:table-cell>
          <table:table-cell office:value-type="string" calcext:value-type="string">
            <text:p>#&gt;selectionsort 1000000 case 2</text:p>
          </table:table-cell>
          <table:table-cell office:value-type="string" calcext:value-type="string">
            <text:p>#&gt;selectionsort 1000000 case 3</text:p>
          </table:table-cell>
          <table:table-cell office:value-type="string" calcext:value-type="string">
            <text:p>#&gt;selectionsort 1000000 case 4</text:p>
          </table:table-cell>
        </table:table-row>
        <table:table-row table:style-name="ro1">
          <table:table-cell/>
          <table:table-cell table:style-name="Default" table:number-columns-repeated="4"/>
          <table:table-cell table:number-columns-repeated="1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1183" calcext:value-type="float">
            <text:p>0.001183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911" calcext:value-type="float">
            <text:p>0.099911</text:p>
          </table:table-cell>
          <table:table-cell office:value-type="float" office:value="0.099648" calcext:value-type="float">
            <text:p>0.099648</text:p>
          </table:table-cell>
          <table:table-cell office:value-type="float" office:value="0.101301" calcext:value-type="float">
            <text:p>0.101301</text:p>
          </table:table-cell>
          <table:table-cell office:value-type="float" office:value="0.099521" calcext:value-type="float">
            <text:p>0.099521</text:p>
          </table:table-cell>
          <table:table-cell office:value-type="float" office:value="10.2458" calcext:value-type="float">
            <text:p>10.2458</text:p>
          </table:table-cell>
          <table:table-cell office:value-type="float" office:value="9.93387" calcext:value-type="float">
            <text:p>9.93387</text:p>
          </table:table-cell>
          <table:table-cell office:value-type="float" office:value="10.0118" calcext:value-type="float">
            <text:p>10.0118</text:p>
          </table:table-cell>
          <table:table-cell office:value-type="float" office:value="9.92971" calcext:value-type="float">
            <text:p>9.9297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99682" calcext:value-type="float">
            <text:p>0.099682</text:p>
          </table:table-cell>
          <table:table-cell office:value-type="float" office:value="0.099381" calcext:value-type="float">
            <text:p>0.099381</text:p>
          </table:table-cell>
          <table:table-cell office:value-type="float" office:value="0.100936" calcext:value-type="float">
            <text:p>0.100936</text:p>
          </table:table-cell>
          <table:table-cell office:value-type="float" office:value="0.099351" calcext:value-type="float">
            <text:p>0.099351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2403" calcext:value-type="float">
            <text:p>9.92403</text:p>
          </table:table-cell>
          <table:table-cell office:value-type="float" office:value="10.0063" calcext:value-type="float">
            <text:p>10.0063</text:p>
          </table:table-cell>
          <table:table-cell office:value-type="float" office:value="9.94637" calcext:value-type="float">
            <text:p>9.94637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23" calcext:value-type="float">
            <text:p>2.30E-05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01041" calcext:value-type="float">
            <text:p>0.001041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99361" calcext:value-type="float">
            <text:p>0.099361</text:p>
          </table:table-cell>
          <table:table-cell office:value-type="float" office:value="0.09923" calcext:value-type="float">
            <text:p>0.09923</text:p>
          </table:table-cell>
          <table:table-cell office:value-type="float" office:value="0.100849" calcext:value-type="float">
            <text:p>0.100849</text:p>
          </table:table-cell>
          <table:table-cell office:value-type="float" office:value="0.099147" calcext:value-type="float">
            <text:p>0.099147</text:p>
          </table:table-cell>
          <table:table-cell office:value-type="float" office:value="10.244" calcext:value-type="float">
            <text:p>10.244</text:p>
          </table:table-cell>
          <table:table-cell office:value-type="float" office:value="9.9258" calcext:value-type="float">
            <text:p>9.9258</text:p>
          </table:table-cell>
          <table:table-cell office:value-type="float" office:value="9.98534" calcext:value-type="float">
            <text:p>9.98534</text:p>
          </table:table-cell>
          <table:table-cell office:value-type="float" office:value="9.93707" calcext:value-type="float">
            <text:p>9.93707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138" calcext:value-type="float">
            <text:p>0.001138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0.099258" calcext:value-type="float">
            <text:p>0.099258</text:p>
          </table:table-cell>
          <table:table-cell office:value-type="float" office:value="0.099187" calcext:value-type="float">
            <text:p>0.099187</text:p>
          </table:table-cell>
          <table:table-cell office:value-type="float" office:value="0.100762" calcext:value-type="float">
            <text:p>0.100762</text:p>
          </table:table-cell>
          <table:table-cell office:value-type="float" office:value="0.099119" calcext:value-type="float">
            <text:p>0.099119</text:p>
          </table:table-cell>
          <table:table-cell office:value-type="float" office:value="10.2429" calcext:value-type="float">
            <text:p>10.2429</text:p>
          </table:table-cell>
          <table:table-cell office:value-type="float" office:value="9.92693" calcext:value-type="float">
            <text:p>9.92693</text:p>
          </table:table-cell>
          <table:table-cell office:value-type="float" office:value="9.98455" calcext:value-type="float">
            <text:p>9.98455</text:p>
          </table:table-cell>
          <table:table-cell office:value-type="float" office:value="9.93973" calcext:value-type="float">
            <text:p>9.93973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22" calcext:value-type="float">
            <text:p>0.001122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259" calcext:value-type="float">
            <text:p>0.099259</text:p>
          </table:table-cell>
          <table:table-cell office:value-type="float" office:value="0.099239" calcext:value-type="float">
            <text:p>0.099239</text:p>
          </table:table-cell>
          <table:table-cell office:value-type="float" office:value="0.100817" calcext:value-type="float">
            <text:p>0.100817</text:p>
          </table:table-cell>
          <table:table-cell office:value-type="float" office:value="0.099209" calcext:value-type="float">
            <text:p>0.099209</text:p>
          </table:table-cell>
          <table:table-cell office:value-type="float" office:value="10.2417" calcext:value-type="float">
            <text:p>10.2417</text:p>
          </table:table-cell>
          <table:table-cell office:value-type="float" office:value="9.9251" calcext:value-type="float">
            <text:p>9.9251</text:p>
          </table:table-cell>
          <table:table-cell office:value-type="float" office:value="9.98905" calcext:value-type="float">
            <text:p>9.98905</text:p>
          </table:table-cell>
          <table:table-cell office:value-type="float" office:value="9.93294" calcext:value-type="float">
            <text:p>9.93294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99234" calcext:value-type="float">
            <text:p>0.099234</text:p>
          </table:table-cell>
          <table:table-cell office:value-type="float" office:value="0.099253" calcext:value-type="float">
            <text:p>0.099253</text:p>
          </table:table-cell>
          <table:table-cell office:value-type="float" office:value="0.100856" calcext:value-type="float">
            <text:p>0.100856</text:p>
          </table:table-cell>
          <table:table-cell office:value-type="float" office:value="0.09922" calcext:value-type="float">
            <text:p>0.09922</text:p>
          </table:table-cell>
          <table:table-cell office:value-type="float" office:value="10.2423" calcext:value-type="float">
            <text:p>10.2423</text:p>
          </table:table-cell>
          <table:table-cell office:value-type="float" office:value="9.92539" calcext:value-type="float">
            <text:p>9.92539</text:p>
          </table:table-cell>
          <table:table-cell office:value-type="float" office:value="10.0058" calcext:value-type="float">
            <text:p>10.0058</text:p>
          </table:table-cell>
          <table:table-cell office:value-type="float" office:value="9.94665" calcext:value-type="float">
            <text:p>9.94665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 table:style-name="Default" office:value-type="float" office:value="0" calcext:value-type="float">
            <text:p>0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1115" calcext:value-type="float">
            <text:p>0.001115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317" calcext:value-type="float">
            <text:p>0.099317</text:p>
          </table:table-cell>
          <table:table-cell office:value-type="float" office:value="0.09941" calcext:value-type="float">
            <text:p>0.09941</text:p>
          </table:table-cell>
          <table:table-cell office:value-type="float" office:value="0.10083" calcext:value-type="float">
            <text:p>0.10083</text:p>
          </table:table-cell>
          <table:table-cell office:value-type="float" office:value="0.09928" calcext:value-type="float">
            <text:p>0.09928</text:p>
          </table:table-cell>
          <table:table-cell office:value-type="float" office:value="10.2431" calcext:value-type="float">
            <text:p>10.2431</text:p>
          </table:table-cell>
          <table:table-cell office:value-type="float" office:value="9.92713" calcext:value-type="float">
            <text:p>9.92713</text:p>
          </table:table-cell>
          <table:table-cell office:value-type="float" office:value="9.99665" calcext:value-type="float">
            <text:p>9.99665</text:p>
          </table:table-cell>
          <table:table-cell office:value-type="float" office:value="9.93389" calcext:value-type="float">
            <text:p>9.93389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14" calcext:value-type="float">
            <text:p>1.40E-05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1144" calcext:value-type="float">
            <text:p>0.001144</text:p>
          </table:table-cell>
          <table:table-cell office:value-type="float" office:value="0.00101" calcext:value-type="float">
            <text:p>0.00101</text:p>
          </table:table-cell>
          <table:table-cell office:value-type="float" office:value="0.099227" calcext:value-type="float">
            <text:p>0.099227</text:p>
          </table:table-cell>
          <table:table-cell office:value-type="float" office:value="0.099238" calcext:value-type="float">
            <text:p>0.099238</text:p>
          </table:table-cell>
          <table:table-cell office:value-type="float" office:value="0.100764" calcext:value-type="float">
            <text:p>0.100764</text:p>
          </table:table-cell>
          <table:table-cell office:value-type="float" office:value="0.0991" calcext:value-type="float">
            <text:p>0.0991</text:p>
          </table:table-cell>
          <table:table-cell office:value-type="float" office:value="10.2429" calcext:value-type="float">
            <text:p>10.2429</text:p>
          </table:table-cell>
          <table:table-cell office:value-type="float" office:value="9.92819" calcext:value-type="float">
            <text:p>9.92819</text:p>
          </table:table-cell>
          <table:table-cell office:value-type="float" office:value="10.0044" calcext:value-type="float">
            <text:p>10.0044</text:p>
          </table:table-cell>
          <table:table-cell office:value-type="float" office:value="9.93418" calcext:value-type="float">
            <text:p>9.9341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0015" calcext:value-type="float">
            <text:p>1.50E-05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105" calcext:value-type="float">
            <text:p>0.001105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17" calcext:value-type="float">
            <text:p>0.001117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9923" calcext:value-type="float">
            <text:p>0.09923</text:p>
          </table:table-cell>
          <table:table-cell office:value-type="float" office:value="0.099228" calcext:value-type="float">
            <text:p>0.099228</text:p>
          </table:table-cell>
          <table:table-cell office:value-type="float" office:value="0.100794" calcext:value-type="float">
            <text:p>0.100794</text:p>
          </table:table-cell>
          <table:table-cell office:value-type="float" office:value="0.099131" calcext:value-type="float">
            <text:p>0.099131</text:p>
          </table:table-cell>
          <table:table-cell office:value-type="float" office:value="10.2434" calcext:value-type="float">
            <text:p>10.2434</text:p>
          </table:table-cell>
          <table:table-cell office:value-type="float" office:value="9.9316" calcext:value-type="float">
            <text:p>9.9316</text:p>
          </table:table-cell>
          <table:table-cell office:value-type="float" office:value="10.007" calcext:value-type="float">
            <text:p>10.007</text:p>
          </table:table-cell>
          <table:table-cell office:value-type="float" office:value="9.93155" calcext:value-type="float">
            <text:p>9.93155</text:p>
          </table:table-cell>
          <table:table-cell table:number-columns-repeated="4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44" calcext:value-type="float">
            <text:p>0.001144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52" calcext:value-type="float">
            <text:p>0.099252</text:p>
          </table:table-cell>
          <table:table-cell office:value-type="float" office:value="0.099283" calcext:value-type="float">
            <text:p>0.099283</text:p>
          </table:table-cell>
          <table:table-cell office:value-type="float" office:value="0.100845" calcext:value-type="float">
            <text:p>0.100845</text:p>
          </table:table-cell>
          <table:table-cell office:value-type="float" office:value="0.099254" calcext:value-type="float">
            <text:p>0.099254</text:p>
          </table:table-cell>
          <table:table-cell office:value-type="float" office:value="10.2415" calcext:value-type="float">
            <text:p>10.2415</text:p>
          </table:table-cell>
          <table:table-cell office:value-type="float" office:value="9.92832" calcext:value-type="float">
            <text:p>9.92832</text:p>
          </table:table-cell>
          <table:table-cell office:value-type="float" office:value="10.0093" calcext:value-type="float">
            <text:p>10.0093</text:p>
          </table:table-cell>
          <table:table-cell office:value-type="float" office:value="9.95096" calcext:value-type="float">
            <text:p>9.95096</text:p>
          </table:table-cell>
          <table:table-cell table:number-columns-repeated="4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86" calcext:value-type="float">
            <text:p>0.001086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308" calcext:value-type="float">
            <text:p>0.099308</text:p>
          </table:table-cell>
          <table:table-cell office:value-type="float" office:value="0.099213" calcext:value-type="float">
            <text:p>0.099213</text:p>
          </table:table-cell>
          <table:table-cell office:value-type="float" office:value="0.100832" calcext:value-type="float">
            <text:p>0.100832</text:p>
          </table:table-cell>
          <table:table-cell office:value-type="float" office:value="0.099246" calcext:value-type="float">
            <text:p>0.099246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2662" calcext:value-type="float">
            <text:p>9.92662</text:p>
          </table:table-cell>
          <table:table-cell office:value-type="float" office:value="10.0168" calcext:value-type="float">
            <text:p>10.0168</text:p>
          </table:table-cell>
          <table:table-cell office:value-type="float" office:value="9.93623" calcext:value-type="float">
            <text:p>9.93623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14" calcext:value-type="float">
            <text:p>1.40E-05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01136" calcext:value-type="float">
            <text:p>0.001136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102506" calcext:value-type="float">
            <text:p>0.102506</text:p>
          </table:table-cell>
          <table:table-cell office:value-type="float" office:value="0.102245" calcext:value-type="float">
            <text:p>0.102245</text:p>
          </table:table-cell>
          <table:table-cell office:value-type="float" office:value="0.104344" calcext:value-type="float">
            <text:p>0.104344</text:p>
          </table:table-cell>
          <table:table-cell office:value-type="float" office:value="0.102273" calcext:value-type="float">
            <text:p>0.102273</text:p>
          </table:table-cell>
          <table:table-cell office:value-type="float" office:value="10.2419" calcext:value-type="float">
            <text:p>10.2419</text:p>
          </table:table-cell>
          <table:table-cell office:value-type="float" office:value="9.9208" calcext:value-type="float">
            <text:p>9.9208</text:p>
          </table:table-cell>
          <table:table-cell office:value-type="float" office:value="10.0003" calcext:value-type="float">
            <text:p>10.0003</text:p>
          </table:table-cell>
          <table:table-cell office:value-type="float" office:value="9.9416" calcext:value-type="float">
            <text:p>9.9416</text:p>
          </table:table-cell>
          <table:table-cell table:number-columns-repeated="4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00014" calcext:value-type="float">
            <text:p>1.40E-0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01038" calcext:value-type="float">
            <text:p>0.001038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92" calcext:value-type="float">
            <text:p>0.099292</text:p>
          </table:table-cell>
          <table:table-cell office:value-type="float" office:value="0.099345" calcext:value-type="float">
            <text:p>0.099345</text:p>
          </table:table-cell>
          <table:table-cell office:value-type="float" office:value="0.100826" calcext:value-type="float">
            <text:p>0.100826</text:p>
          </table:table-cell>
          <table:table-cell office:value-type="float" office:value="0.099214" calcext:value-type="float">
            <text:p>0.099214</text:p>
          </table:table-cell>
          <table:table-cell office:value-type="float" office:value="10.2419" calcext:value-type="float">
            <text:p>10.2419</text:p>
          </table:table-cell>
          <table:table-cell office:value-type="float" office:value="9.92663" calcext:value-type="float">
            <text:p>9.92663</text:p>
          </table:table-cell>
          <table:table-cell office:value-type="float" office:value="10.0007" calcext:value-type="float">
            <text:p>10.0007</text:p>
          </table:table-cell>
          <table:table-cell office:value-type="float" office:value="9.93864" calcext:value-type="float">
            <text:p>9.93864</text:p>
          </table:table-cell>
          <table:table-cell table:number-columns-repeated="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75" calcext:value-type="float">
            <text:p>0.001175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9924" calcext:value-type="float">
            <text:p>0.09924</text:p>
          </table:table-cell>
          <table:table-cell office:value-type="float" office:value="0.09919" calcext:value-type="float">
            <text:p>0.09919</text:p>
          </table:table-cell>
          <table:table-cell office:value-type="float" office:value="0.100791" calcext:value-type="float">
            <text:p>0.100791</text:p>
          </table:table-cell>
          <table:table-cell office:value-type="float" office:value="0.099094" calcext:value-type="float">
            <text:p>0.099094</text:p>
          </table:table-cell>
          <table:table-cell office:value-type="float" office:value="10.2422" calcext:value-type="float">
            <text:p>10.2422</text:p>
          </table:table-cell>
          <table:table-cell office:value-type="float" office:value="9.92643" calcext:value-type="float">
            <text:p>9.92643</text:p>
          </table:table-cell>
          <table:table-cell office:value-type="float" office:value="9.99901" calcext:value-type="float">
            <text:p>9.99901</text:p>
          </table:table-cell>
          <table:table-cell office:value-type="float" office:value="9.92716" calcext:value-type="float">
            <text:p>9.92716</text:p>
          </table:table-cell>
          <table:table-cell table:number-columns-repeated="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1134" calcext:value-type="float">
            <text:p>0.001134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099287" calcext:value-type="float">
            <text:p>0.099287</text:p>
          </table:table-cell>
          <table:table-cell office:value-type="float" office:value="0.099239" calcext:value-type="float">
            <text:p>0.099239</text:p>
          </table:table-cell>
          <table:table-cell office:value-type="float" office:value="0.10086" calcext:value-type="float">
            <text:p>0.10086</text:p>
          </table:table-cell>
          <table:table-cell office:value-type="float" office:value="0.099167" calcext:value-type="float">
            <text:p>0.099167</text:p>
          </table:table-cell>
          <table:table-cell office:value-type="float" office:value="10.2439" calcext:value-type="float">
            <text:p>10.2439</text:p>
          </table:table-cell>
          <table:table-cell office:value-type="float" office:value="9.92954" calcext:value-type="float">
            <text:p>9.92954</text:p>
          </table:table-cell>
          <table:table-cell office:value-type="float" office:value="9.9869" calcext:value-type="float">
            <text:p>9.9869</text:p>
          </table:table-cell>
          <table:table-cell office:value-type="float" office:value="9.93256" calcext:value-type="float">
            <text:p>9.93256</text:p>
          </table:table-cell>
          <table:table-cell table:number-columns-repeated="4"/>
        </table:table-row>
        <table:table-row table:style-name="ro1">
          <table:table-cell office:value-type="float" office:value="16" calcext:value-type="float">
            <text:p>1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1" calcext:value-type="float">
            <text:p>0.0011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99265" calcext:value-type="float">
            <text:p>0.099265</text:p>
          </table:table-cell>
          <table:table-cell office:value-type="float" office:value="0.099323" calcext:value-type="float">
            <text:p>0.099323</text:p>
          </table:table-cell>
          <table:table-cell office:value-type="float" office:value="0.10082" calcext:value-type="float">
            <text:p>0.10082</text:p>
          </table:table-cell>
          <table:table-cell office:value-type="float" office:value="0.099164" calcext:value-type="float">
            <text:p>0.099164</text:p>
          </table:table-cell>
          <table:table-cell office:value-type="float" office:value="10.2417" calcext:value-type="float">
            <text:p>10.2417</text:p>
          </table:table-cell>
          <table:table-cell office:value-type="float" office:value="9.92599" calcext:value-type="float">
            <text:p>9.92599</text:p>
          </table:table-cell>
          <table:table-cell office:value-type="float" office:value="10.0033" calcext:value-type="float">
            <text:p>10.0033</text:p>
          </table:table-cell>
          <table:table-cell office:value-type="float" office:value="9.9353" calcext:value-type="float">
            <text:p>9.9353</text:p>
          </table:table-cell>
          <table:table-cell table:number-columns-repeated="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108" calcext:value-type="float">
            <text:p>0.001108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99478" calcext:value-type="float">
            <text:p>0.099478</text:p>
          </table:table-cell>
          <table:table-cell office:value-type="float" office:value="0.099541" calcext:value-type="float">
            <text:p>0.099541</text:p>
          </table:table-cell>
          <table:table-cell office:value-type="float" office:value="0.101172" calcext:value-type="float">
            <text:p>0.101172</text:p>
          </table:table-cell>
          <table:table-cell office:value-type="float" office:value="0.099481" calcext:value-type="float">
            <text:p>0.099481</text:p>
          </table:table-cell>
          <table:table-cell office:value-type="float" office:value="10.2421" calcext:value-type="float">
            <text:p>10.2421</text:p>
          </table:table-cell>
          <table:table-cell office:value-type="float" office:value="9.92513" calcext:value-type="float">
            <text:p>9.92513</text:p>
          </table:table-cell>
          <table:table-cell office:value-type="float" office:value="10.0142" calcext:value-type="float">
            <text:p>10.0142</text:p>
          </table:table-cell>
          <table:table-cell office:value-type="float" office:value="9.94343" calcext:value-type="float">
            <text:p>9.94343</text:p>
          </table:table-cell>
          <table:table-cell table:number-columns-repeated="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1153" calcext:value-type="float">
            <text:p>0.001153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99465" calcext:value-type="float">
            <text:p>0.099465</text:p>
          </table:table-cell>
          <table:table-cell office:value-type="float" office:value="0.099248" calcext:value-type="float">
            <text:p>0.099248</text:p>
          </table:table-cell>
          <table:table-cell office:value-type="float" office:value="0.101139" calcext:value-type="float">
            <text:p>0.101139</text:p>
          </table:table-cell>
          <table:table-cell office:value-type="float" office:value="0.099173" calcext:value-type="float">
            <text:p>0.099173</text:p>
          </table:table-cell>
          <table:table-cell office:value-type="float" office:value="10.2417" calcext:value-type="float">
            <text:p>10.2417</text:p>
          </table:table-cell>
          <table:table-cell office:value-type="float" office:value="9.92249" calcext:value-type="float">
            <text:p>9.92249</text:p>
          </table:table-cell>
          <table:table-cell office:value-type="float" office:value="9.99976" calcext:value-type="float">
            <text:p>9.99976</text:p>
          </table:table-cell>
          <table:table-cell office:value-type="float" office:value="9.93552" calcext:value-type="float">
            <text:p>9.93552</text:p>
          </table:table-cell>
          <table:table-cell table:number-columns-repeated="4"/>
        </table:table-row>
        <table:table-row table:style-name="ro1">
          <table:table-cell office:value-type="float" office:value="19" calcext:value-type="float">
            <text:p>1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1102" calcext:value-type="float">
            <text:p>0.001102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99322" calcext:value-type="float">
            <text:p>0.099322</text:p>
          </table:table-cell>
          <table:table-cell office:value-type="float" office:value="0.099247" calcext:value-type="float">
            <text:p>0.099247</text:p>
          </table:table-cell>
          <table:table-cell office:value-type="float" office:value="0.10093" calcext:value-type="float">
            <text:p>0.10093</text:p>
          </table:table-cell>
          <table:table-cell office:value-type="float" office:value="0.099165" calcext:value-type="float">
            <text:p>0.099165</text:p>
          </table:table-cell>
          <table:table-cell office:value-type="float" office:value="10.242" calcext:value-type="float">
            <text:p>10.242</text:p>
          </table:table-cell>
          <table:table-cell office:value-type="float" office:value="9.93014" calcext:value-type="float">
            <text:p>9.93014</text:p>
          </table:table-cell>
          <table:table-cell office:value-type="float" office:value="9.98982" calcext:value-type="float">
            <text:p>9.98982</text:p>
          </table:table-cell>
          <table:table-cell office:value-type="float" office:value="9.94294" calcext:value-type="float">
            <text:p>9.94294</text:p>
          </table:table-cell>
          <table:table-cell table:number-columns-repeated="4"/>
        </table:table-row>
        <table:table-row table:style-name="ro1">
          <table:table-cell office:value-type="float" office:value="20" calcext:value-type="float">
            <text:p>20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99359" calcext:value-type="float">
            <text:p>0.099359</text:p>
          </table:table-cell>
          <table:table-cell office:value-type="float" office:value="0.099171" calcext:value-type="float">
            <text:p>0.099171</text:p>
          </table:table-cell>
          <table:table-cell office:value-type="float" office:value="0.100795" calcext:value-type="float">
            <text:p>0.100795</text:p>
          </table:table-cell>
          <table:table-cell office:value-type="float" office:value="0.099188" calcext:value-type="float">
            <text:p>0.099188</text:p>
          </table:table-cell>
          <table:table-cell office:value-type="float" office:value="10.2416" calcext:value-type="float">
            <text:p>10.2416</text:p>
          </table:table-cell>
          <table:table-cell office:value-type="float" office:value="9.93177" calcext:value-type="float">
            <text:p>9.93177</text:p>
          </table:table-cell>
          <table:table-cell office:value-type="float" office:value="10.012" calcext:value-type="float">
            <text:p>10.012</text:p>
          </table:table-cell>
          <table:table-cell office:value-type="float" office:value="9.93512" calcext:value-type="float">
            <text:p>9.93512</text:p>
          </table:table-cell>
          <table:table-cell table:number-columns-repeated="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13" calcext:value-type="float">
            <text:p>1.30E-05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01126" calcext:value-type="float">
            <text:p>0.001126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41" calcext:value-type="float">
            <text:p>0.09941</text:p>
          </table:table-cell>
          <table:table-cell office:value-type="float" office:value="0.099205" calcext:value-type="float">
            <text:p>0.099205</text:p>
          </table:table-cell>
          <table:table-cell office:value-type="float" office:value="0.10092" calcext:value-type="float">
            <text:p>0.10092</text:p>
          </table:table-cell>
          <table:table-cell office:value-type="float" office:value="0.099215" calcext:value-type="float">
            <text:p>0.099215</text:p>
          </table:table-cell>
          <table:table-cell office:value-type="float" office:value="10.2457" calcext:value-type="float">
            <text:p>10.2457</text:p>
          </table:table-cell>
          <table:table-cell office:value-type="float" office:value="9.93162" calcext:value-type="float">
            <text:p>9.93162</text:p>
          </table:table-cell>
          <table:table-cell office:value-type="float" office:value="9.97769" calcext:value-type="float">
            <text:p>9.97769</text:p>
          </table:table-cell>
          <table:table-cell office:value-type="float" office:value="9.93803" calcext:value-type="float">
            <text:p>9.93803</text:p>
          </table:table-cell>
          <table:table-cell table:number-columns-repeated="4"/>
        </table:table-row>
        <table:table-row table:style-name="ro1">
          <table:table-cell office:value-type="float" office:value="22" calcext:value-type="float">
            <text:p>22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0013" calcext:value-type="float">
            <text:p>1.30E-05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57" calcext:value-type="float">
            <text:p>0.001057</text:p>
          </table:table-cell>
          <table:table-cell office:value-type="float" office:value="0.001041" calcext:value-type="float">
            <text:p>0.001041</text:p>
          </table:table-cell>
          <table:table-cell office:value-type="float" office:value="0.001164" calcext:value-type="float">
            <text:p>0.001164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415" calcext:value-type="float">
            <text:p>0.099415</text:p>
          </table:table-cell>
          <table:table-cell office:value-type="float" office:value="0.09922" calcext:value-type="float">
            <text:p>0.09922</text:p>
          </table:table-cell>
          <table:table-cell office:value-type="float" office:value="0.100775" calcext:value-type="float">
            <text:p>0.100775</text:p>
          </table:table-cell>
          <table:table-cell office:value-type="float" office:value="0.099186" calcext:value-type="float">
            <text:p>0.099186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3339" calcext:value-type="float">
            <text:p>9.93339</text:p>
          </table:table-cell>
          <table:table-cell office:value-type="float" office:value="10.0048" calcext:value-type="float">
            <text:p>10.0048</text:p>
          </table:table-cell>
          <table:table-cell office:value-type="float" office:value="9.94412" calcext:value-type="float">
            <text:p>9.94412</text:p>
          </table:table-cell>
          <table:table-cell table:number-columns-repeated="4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051" calcext:value-type="float">
            <text:p>0.001051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23" calcext:value-type="float">
            <text:p>0.001123</text:p>
          </table:table-cell>
          <table:table-cell office:value-type="float" office:value="0.001083" calcext:value-type="float">
            <text:p>0.001083</text:p>
          </table:table-cell>
          <table:table-cell office:value-type="float" office:value="0.099243" calcext:value-type="float">
            <text:p>0.099243</text:p>
          </table:table-cell>
          <table:table-cell office:value-type="float" office:value="0.099242" calcext:value-type="float">
            <text:p>0.099242</text:p>
          </table:table-cell>
          <table:table-cell office:value-type="float" office:value="0.100743" calcext:value-type="float">
            <text:p>0.100743</text:p>
          </table:table-cell>
          <table:table-cell office:value-type="float" office:value="0.099071" calcext:value-type="float">
            <text:p>0.099071</text:p>
          </table:table-cell>
          <table:table-cell office:value-type="float" office:value="10.242" calcext:value-type="float">
            <text:p>10.242</text:p>
          </table:table-cell>
          <table:table-cell office:value-type="float" office:value="9.92146" calcext:value-type="float">
            <text:p>9.92146</text:p>
          </table:table-cell>
          <table:table-cell office:value-type="float" office:value="10.0146" calcext:value-type="float">
            <text:p>10.0146</text:p>
          </table:table-cell>
          <table:table-cell office:value-type="float" office:value="9.93462" calcext:value-type="float">
            <text:p>9.93462</text:p>
          </table:table-cell>
          <table:table-cell table:number-columns-repeated="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1085" calcext:value-type="float">
            <text:p>0.001085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099264" calcext:value-type="float">
            <text:p>0.099264</text:p>
          </table:table-cell>
          <table:table-cell office:value-type="float" office:value="0.099193" calcext:value-type="float">
            <text:p>0.099193</text:p>
          </table:table-cell>
          <table:table-cell office:value-type="float" office:value="0.100784" calcext:value-type="float">
            <text:p>0.100784</text:p>
          </table:table-cell>
          <table:table-cell office:value-type="float" office:value="0.099208" calcext:value-type="float">
            <text:p>0.099208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2764" calcext:value-type="float">
            <text:p>9.92764</text:p>
          </table:table-cell>
          <table:table-cell office:value-type="float" office:value="10.002" calcext:value-type="float">
            <text:p>10.002</text:p>
          </table:table-cell>
          <table:table-cell office:value-type="float" office:value="9.92785" calcext:value-type="float">
            <text:p>9.92785</text:p>
          </table:table-cell>
          <table:table-cell table:number-columns-repeated="4"/>
        </table:table-row>
        <table:table-row table:style-name="ro1">
          <table:table-cell office:value-type="float" office:value="25" calcext:value-type="float">
            <text:p>25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69" calcext:value-type="float">
            <text:p>0.001069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99216" calcext:value-type="float">
            <text:p>0.099216</text:p>
          </table:table-cell>
          <table:table-cell office:value-type="float" office:value="0.099228" calcext:value-type="float">
            <text:p>0.099228</text:p>
          </table:table-cell>
          <table:table-cell office:value-type="float" office:value="0.100765" calcext:value-type="float">
            <text:p>0.100765</text:p>
          </table:table-cell>
          <table:table-cell office:value-type="float" office:value="0.099147" calcext:value-type="float">
            <text:p>0.099147</text:p>
          </table:table-cell>
          <table:table-cell office:value-type="float" office:value="10.2417" calcext:value-type="float">
            <text:p>10.2417</text:p>
          </table:table-cell>
          <table:table-cell office:value-type="float" office:value="9.92814" calcext:value-type="float">
            <text:p>9.92814</text:p>
          </table:table-cell>
          <table:table-cell office:value-type="float" office:value="10.0039" calcext:value-type="float">
            <text:p>10.0039</text:p>
          </table:table-cell>
          <table:table-cell office:value-type="float" office:value="9.93419" calcext:value-type="float">
            <text:p>9.93419</text:p>
          </table:table-cell>
          <table:table-cell table:number-columns-repeated="4"/>
        </table:table-row>
        <table:table-row table:style-name="ro1">
          <table:table-cell office:value-type="float" office:value="26" calcext:value-type="float">
            <text:p>26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0107" calcext:value-type="float">
            <text:p>0.00107</text:p>
          </table:table-cell>
          <table:table-cell office:value-type="float" office:value="0.001125" calcext:value-type="float">
            <text:p>0.001125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27" calcext:value-type="float">
            <text:p>0.09927</text:p>
          </table:table-cell>
          <table:table-cell office:value-type="float" office:value="0.099139" calcext:value-type="float">
            <text:p>0.099139</text:p>
          </table:table-cell>
          <table:table-cell office:value-type="float" office:value="0.100865" calcext:value-type="float">
            <text:p>0.100865</text:p>
          </table:table-cell>
          <table:table-cell office:value-type="float" office:value="0.099305" calcext:value-type="float">
            <text:p>0.099305</text:p>
          </table:table-cell>
          <table:table-cell office:value-type="float" office:value="10.2416" calcext:value-type="float">
            <text:p>10.2416</text:p>
          </table:table-cell>
          <table:table-cell office:value-type="float" office:value="9.92257" calcext:value-type="float">
            <text:p>9.92257</text:p>
          </table:table-cell>
          <table:table-cell office:value-type="float" office:value="9.98162" calcext:value-type="float">
            <text:p>9.98162</text:p>
          </table:table-cell>
          <table:table-cell office:value-type="float" office:value="9.92549" calcext:value-type="float">
            <text:p>9.92549</text:p>
          </table:table-cell>
          <table:table-cell table:number-columns-repeated="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96" calcext:value-type="float">
            <text:p>0.001096</text:p>
          </table:table-cell>
          <table:table-cell office:value-type="float" office:value="0.001176" calcext:value-type="float">
            <text:p>0.001176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0.099293" calcext:value-type="float">
            <text:p>0.099293</text:p>
          </table:table-cell>
          <table:table-cell office:value-type="float" office:value="0.099246" calcext:value-type="float">
            <text:p>0.099246</text:p>
          </table:table-cell>
          <table:table-cell office:value-type="float" office:value="0.100825" calcext:value-type="float">
            <text:p>0.100825</text:p>
          </table:table-cell>
          <table:table-cell office:value-type="float" office:value="0.099153" calcext:value-type="float">
            <text:p>0.099153</text:p>
          </table:table-cell>
          <table:table-cell office:value-type="float" office:value="10.243" calcext:value-type="float">
            <text:p>10.243</text:p>
          </table:table-cell>
          <table:table-cell office:value-type="float" office:value="9.93017" calcext:value-type="float">
            <text:p>9.93017</text:p>
          </table:table-cell>
          <table:table-cell office:value-type="float" office:value="10.0064" calcext:value-type="float">
            <text:p>10.0064</text:p>
          </table:table-cell>
          <table:table-cell office:value-type="float" office:value="9.94838" calcext:value-type="float">
            <text:p>9.94838</text:p>
          </table:table-cell>
          <table:table-cell table:number-columns-repeated="4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00001" calcext:value-type="float">
            <text:p>1.00E-06</text:p>
          </table:table-cell>
          <table:table-cell table:number-columns-repeated="3" table:style-name="Default" office:value-type="float" office:value="0" calcext:value-type="float">
            <text:p>0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43" calcext:value-type="float">
            <text:p>0.001043</text:p>
          </table:table-cell>
          <table:table-cell office:value-type="float" office:value="0.001147" calcext:value-type="float">
            <text:p>0.001147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99241" calcext:value-type="float">
            <text:p>0.099241</text:p>
          </table:table-cell>
          <table:table-cell office:value-type="float" office:value="0.099181" calcext:value-type="float">
            <text:p>0.099181</text:p>
          </table:table-cell>
          <table:table-cell office:value-type="float" office:value="0.100794" calcext:value-type="float">
            <text:p>0.100794</text:p>
          </table:table-cell>
          <table:table-cell office:value-type="float" office:value="0.099143" calcext:value-type="float">
            <text:p>0.099143</text:p>
          </table:table-cell>
          <table:table-cell office:value-type="float" office:value="10.2423" calcext:value-type="float">
            <text:p>10.2423</text:p>
          </table:table-cell>
          <table:table-cell office:value-type="float" office:value="9.9272" calcext:value-type="float">
            <text:p>9.9272</text:p>
          </table:table-cell>
          <table:table-cell office:value-type="float" office:value="9.97991" calcext:value-type="float">
            <text:p>9.97991</text:p>
          </table:table-cell>
          <table:table-cell office:value-type="float" office:value="9.94531" calcext:value-type="float">
            <text:p>9.94531</text:p>
          </table:table-cell>
          <table:table-cell table:number-columns-repeated="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8" calcext:value-type="float">
            <text:p>0.001038</text:p>
          </table:table-cell>
          <table:table-cell office:value-type="float" office:value="0.001123" calcext:value-type="float">
            <text:p>0.001123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99261" calcext:value-type="float">
            <text:p>0.099261</text:p>
          </table:table-cell>
          <table:table-cell office:value-type="float" office:value="0.099186" calcext:value-type="float">
            <text:p>0.099186</text:p>
          </table:table-cell>
          <table:table-cell office:value-type="float" office:value="0.100789" calcext:value-type="float">
            <text:p>0.100789</text:p>
          </table:table-cell>
          <table:table-cell office:value-type="float" office:value="0.099176" calcext:value-type="float">
            <text:p>0.099176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2472" calcext:value-type="float">
            <text:p>9.92472</text:p>
          </table:table-cell>
          <table:table-cell office:value-type="float" office:value="10.0014" calcext:value-type="float">
            <text:p>10.0014</text:p>
          </table:table-cell>
          <table:table-cell office:value-type="float" office:value="9.93886" calcext:value-type="float">
            <text:p>9.93886</text:p>
          </table:table-cell>
          <table:table-cell table:number-columns-repeated="4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00001" calcext:value-type="float">
            <text:p>1.00E-06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62" calcext:value-type="float">
            <text:p>0.001162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44" calcext:value-type="float">
            <text:p>0.099244</text:p>
          </table:table-cell>
          <table:table-cell office:value-type="float" office:value="0.099277" calcext:value-type="float">
            <text:p>0.099277</text:p>
          </table:table-cell>
          <table:table-cell office:value-type="float" office:value="0.100785" calcext:value-type="float">
            <text:p>0.100785</text:p>
          </table:table-cell>
          <table:table-cell office:value-type="float" office:value="0.09915" calcext:value-type="float">
            <text:p>0.09915</text:p>
          </table:table-cell>
          <table:table-cell office:value-type="float" office:value="10.2424" calcext:value-type="float">
            <text:p>10.2424</text:p>
          </table:table-cell>
          <table:table-cell office:value-type="float" office:value="9.92764" calcext:value-type="float">
            <text:p>9.92764</text:p>
          </table:table-cell>
          <table:table-cell office:value-type="float" office:value="10.0054" calcext:value-type="float">
            <text:p>10.0054</text:p>
          </table:table-cell>
          <table:table-cell office:value-type="float" office:value="9.93312" calcext:value-type="float">
            <text:p>9.93312</text:p>
          </table:table-cell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16" calcext:value-type="float">
            <text:p>0.001116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099272" calcext:value-type="float">
            <text:p>0.099272</text:p>
          </table:table-cell>
          <table:table-cell office:value-type="float" office:value="0.099181" calcext:value-type="float">
            <text:p>0.099181</text:p>
          </table:table-cell>
          <table:table-cell office:value-type="float" office:value="0.100838" calcext:value-type="float">
            <text:p>0.100838</text:p>
          </table:table-cell>
          <table:table-cell office:value-type="float" office:value="0.099145" calcext:value-type="float">
            <text:p>0.099145</text:p>
          </table:table-cell>
          <table:table-cell office:value-type="float" office:value="10.2441" calcext:value-type="float">
            <text:p>10.2441</text:p>
          </table:table-cell>
          <table:table-cell office:value-type="float" office:value="9.9292" calcext:value-type="float">
            <text:p>9.9292</text:p>
          </table:table-cell>
          <table:table-cell office:value-type="float" office:value="9.98453" calcext:value-type="float">
            <text:p>9.98453</text:p>
          </table:table-cell>
          <table:table-cell office:value-type="float" office:value="9.9421" calcext:value-type="float">
            <text:p>9.9421</text:p>
          </table:table-cell>
          <table:table-cell table:number-columns-repeated="4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96" calcext:value-type="float">
            <text:p>0.001096</text:p>
          </table:table-cell>
          <table:table-cell office:value-type="float" office:value="0.001124" calcext:value-type="float">
            <text:p>0.001124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232" calcext:value-type="float">
            <text:p>0.099232</text:p>
          </table:table-cell>
          <table:table-cell office:value-type="float" office:value="0.099274" calcext:value-type="float">
            <text:p>0.099274</text:p>
          </table:table-cell>
          <table:table-cell office:value-type="float" office:value="0.100819" calcext:value-type="float">
            <text:p>0.100819</text:p>
          </table:table-cell>
          <table:table-cell office:value-type="float" office:value="0.099174" calcext:value-type="float">
            <text:p>0.099174</text:p>
          </table:table-cell>
          <table:table-cell office:value-type="float" office:value="10.244" calcext:value-type="float">
            <text:p>10.244</text:p>
          </table:table-cell>
          <table:table-cell office:value-type="float" office:value="9.92957" calcext:value-type="float">
            <text:p>9.92957</text:p>
          </table:table-cell>
          <table:table-cell office:value-type="float" office:value="10.0115" calcext:value-type="float">
            <text:p>10.0115</text:p>
          </table:table-cell>
          <table:table-cell office:value-type="float" office:value="9.92435" calcext:value-type="float">
            <text:p>9.92435</text:p>
          </table:table-cell>
          <table:table-cell table:number-columns-repeated="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1142" calcext:value-type="float">
            <text:p>0.001142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01" calcext:value-type="float">
            <text:p>0.099201</text:p>
          </table:table-cell>
          <table:table-cell office:value-type="float" office:value="0.099253" calcext:value-type="float">
            <text:p>0.099253</text:p>
          </table:table-cell>
          <table:table-cell office:value-type="float" office:value="0.100816" calcext:value-type="float">
            <text:p>0.100816</text:p>
          </table:table-cell>
          <table:table-cell office:value-type="float" office:value="0.099081" calcext:value-type="float">
            <text:p>0.099081</text:p>
          </table:table-cell>
          <table:table-cell office:value-type="float" office:value="10.2415" calcext:value-type="float">
            <text:p>10.2415</text:p>
          </table:table-cell>
          <table:table-cell office:value-type="float" office:value="9.93159" calcext:value-type="float">
            <text:p>9.93159</text:p>
          </table:table-cell>
          <table:table-cell office:value-type="float" office:value="9.99404" calcext:value-type="float">
            <text:p>9.99404</text:p>
          </table:table-cell>
          <table:table-cell office:value-type="float" office:value="9.92444" calcext:value-type="float">
            <text:p>9.92444</text:p>
          </table:table-cell>
          <table:table-cell table:number-columns-repeated="4"/>
        </table:table-row>
        <table:table-row table:style-name="ro1">
          <table:table-cell office:value-type="float" office:value="34" calcext:value-type="float">
            <text:p>34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43" calcext:value-type="float">
            <text:p>0.001043</text:p>
          </table:table-cell>
          <table:table-cell office:value-type="float" office:value="0.001111" calcext:value-type="float">
            <text:p>0.001111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194" calcext:value-type="float">
            <text:p>0.099194</text:p>
          </table:table-cell>
          <table:table-cell office:value-type="float" office:value="0.099191" calcext:value-type="float">
            <text:p>0.099191</text:p>
          </table:table-cell>
          <table:table-cell office:value-type="float" office:value="0.100798" calcext:value-type="float">
            <text:p>0.100798</text:p>
          </table:table-cell>
          <table:table-cell office:value-type="float" office:value="0.09931" calcext:value-type="float">
            <text:p>0.09931</text:p>
          </table:table-cell>
          <table:table-cell office:value-type="float" office:value="10.2428" calcext:value-type="float">
            <text:p>10.2428</text:p>
          </table:table-cell>
          <table:table-cell office:value-type="float" office:value="9.92799" calcext:value-type="float">
            <text:p>9.92799</text:p>
          </table:table-cell>
          <table:table-cell office:value-type="float" office:value="10.0081" calcext:value-type="float">
            <text:p>10.0081</text:p>
          </table:table-cell>
          <table:table-cell office:value-type="float" office:value="9.92155" calcext:value-type="float">
            <text:p>9.92155</text:p>
          </table:table-cell>
          <table:table-cell table:number-columns-repeated="4"/>
        </table:table-row>
        <table:table-row table:style-name="ro1">
          <table:table-cell office:value-type="float" office:value="35" calcext:value-type="float">
            <text:p>35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0013" calcext:value-type="float">
            <text:p>1.30E-05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25" calcext:value-type="float">
            <text:p>0.001125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99279" calcext:value-type="float">
            <text:p>0.099279</text:p>
          </table:table-cell>
          <table:table-cell office:value-type="float" office:value="0.099197" calcext:value-type="float">
            <text:p>0.099197</text:p>
          </table:table-cell>
          <table:table-cell office:value-type="float" office:value="0.100912" calcext:value-type="float">
            <text:p>0.100912</text:p>
          </table:table-cell>
          <table:table-cell office:value-type="float" office:value="0.099198" calcext:value-type="float">
            <text:p>0.099198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2286" calcext:value-type="float">
            <text:p>9.92286</text:p>
          </table:table-cell>
          <table:table-cell office:value-type="float" office:value="10.0087" calcext:value-type="float">
            <text:p>10.0087</text:p>
          </table:table-cell>
          <table:table-cell office:value-type="float" office:value="9.94729" calcext:value-type="float">
            <text:p>9.94729</text:p>
          </table:table-cell>
          <table:table-cell table:number-columns-repeated="4"/>
        </table:table-row>
        <table:table-row table:style-name="ro1">
          <table:table-cell office:value-type="float" office:value="36" calcext:value-type="float">
            <text:p>36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177" calcext:value-type="float">
            <text:p>0.001177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99264" calcext:value-type="float">
            <text:p>0.099264</text:p>
          </table:table-cell>
          <table:table-cell office:value-type="float" office:value="0.099198" calcext:value-type="float">
            <text:p>0.099198</text:p>
          </table:table-cell>
          <table:table-cell office:value-type="float" office:value="0.100802" calcext:value-type="float">
            <text:p>0.100802</text:p>
          </table:table-cell>
          <table:table-cell office:value-type="float" office:value="0.099214" calcext:value-type="float">
            <text:p>0.099214</text:p>
          </table:table-cell>
          <table:table-cell office:value-type="float" office:value="10.2417" calcext:value-type="float">
            <text:p>10.2417</text:p>
          </table:table-cell>
          <table:table-cell office:value-type="float" office:value="9.92668" calcext:value-type="float">
            <text:p>9.92668</text:p>
          </table:table-cell>
          <table:table-cell office:value-type="float" office:value="9.98192" calcext:value-type="float">
            <text:p>9.98192</text:p>
          </table:table-cell>
          <table:table-cell office:value-type="float" office:value="9.93063" calcext:value-type="float">
            <text:p>9.93063</text:p>
          </table:table-cell>
          <table:table-cell table:number-columns-repeated="4"/>
        </table:table-row>
        <table:table-row table:style-name="ro1">
          <table:table-cell office:value-type="float" office:value="37" calcext:value-type="float">
            <text:p>3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.001041" calcext:value-type="float">
            <text:p>0.001041</text:p>
          </table:table-cell>
          <table:table-cell office:value-type="float" office:value="0.001154" calcext:value-type="float">
            <text:p>0.001154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99315" calcext:value-type="float">
            <text:p>0.099315</text:p>
          </table:table-cell>
          <table:table-cell office:value-type="float" office:value="0.099196" calcext:value-type="float">
            <text:p>0.099196</text:p>
          </table:table-cell>
          <table:table-cell office:value-type="float" office:value="0.100793" calcext:value-type="float">
            <text:p>0.100793</text:p>
          </table:table-cell>
          <table:table-cell office:value-type="float" office:value="0.099158" calcext:value-type="float">
            <text:p>0.099158</text:p>
          </table:table-cell>
          <table:table-cell office:value-type="float" office:value="10.2421" calcext:value-type="float">
            <text:p>10.2421</text:p>
          </table:table-cell>
          <table:table-cell office:value-type="float" office:value="9.92678" calcext:value-type="float">
            <text:p>9.92678</text:p>
          </table:table-cell>
          <table:table-cell office:value-type="float" office:value="9.99933" calcext:value-type="float">
            <text:p>9.99933</text:p>
          </table:table-cell>
          <table:table-cell office:value-type="float" office:value="9.94261" calcext:value-type="float">
            <text:p>9.94261</text:p>
          </table:table-cell>
          <table:table-cell table:number-columns-repeated="4"/>
        </table:table-row>
        <table:table-row table:style-name="ro1">
          <table:table-cell office:value-type="float" office:value="38" calcext:value-type="float">
            <text:p>38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37" calcext:value-type="float">
            <text:p>0.001037</text:p>
          </table:table-cell>
          <table:table-cell office:value-type="float" office:value="0.001161" calcext:value-type="float">
            <text:p>0.001161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993" calcext:value-type="float">
            <text:p>0.0993</text:p>
          </table:table-cell>
          <table:table-cell office:value-type="float" office:value="0.099362" calcext:value-type="float">
            <text:p>0.099362</text:p>
          </table:table-cell>
          <table:table-cell office:value-type="float" office:value="0.100817" calcext:value-type="float">
            <text:p>0.100817</text:p>
          </table:table-cell>
          <table:table-cell office:value-type="float" office:value="0.099172" calcext:value-type="float">
            <text:p>0.099172</text:p>
          </table:table-cell>
          <table:table-cell office:value-type="float" office:value="10.2434" calcext:value-type="float">
            <text:p>10.2434</text:p>
          </table:table-cell>
          <table:table-cell office:value-type="float" office:value="9.92435" calcext:value-type="float">
            <text:p>9.92435</text:p>
          </table:table-cell>
          <table:table-cell office:value-type="float" office:value="9.98211" calcext:value-type="float">
            <text:p>9.98211</text:p>
          </table:table-cell>
          <table:table-cell office:value-type="float" office:value="9.9428" calcext:value-type="float">
            <text:p>9.9428</text:p>
          </table:table-cell>
          <table:table-cell table:number-columns-repeated="4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1119" calcext:value-type="float">
            <text:p>0.001119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9926" calcext:value-type="float">
            <text:p>0.09926</text:p>
          </table:table-cell>
          <table:table-cell office:value-type="float" office:value="0.099431" calcext:value-type="float">
            <text:p>0.099431</text:p>
          </table:table-cell>
          <table:table-cell office:value-type="float" office:value="0.100773" calcext:value-type="float">
            <text:p>0.100773</text:p>
          </table:table-cell>
          <table:table-cell office:value-type="float" office:value="0.099146" calcext:value-type="float">
            <text:p>0.099146</text:p>
          </table:table-cell>
          <table:table-cell office:value-type="float" office:value="10.2416" calcext:value-type="float">
            <text:p>10.2416</text:p>
          </table:table-cell>
          <table:table-cell office:value-type="float" office:value="9.93365" calcext:value-type="float">
            <text:p>9.93365</text:p>
          </table:table-cell>
          <table:table-cell office:value-type="float" office:value="9.97965" calcext:value-type="float">
            <text:p>9.97965</text:p>
          </table:table-cell>
          <table:table-cell office:value-type="float" office:value="9.94403" calcext:value-type="float">
            <text:p>9.94403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35" calcext:value-type="float">
            <text:p>0.001135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99248" calcext:value-type="float">
            <text:p>0.099248</text:p>
          </table:table-cell>
          <table:table-cell office:value-type="float" office:value="0.099272" calcext:value-type="float">
            <text:p>0.099272</text:p>
          </table:table-cell>
          <table:table-cell office:value-type="float" office:value="0.100828" calcext:value-type="float">
            <text:p>0.100828</text:p>
          </table:table-cell>
          <table:table-cell office:value-type="float" office:value="0.099153" calcext:value-type="float">
            <text:p>0.099153</text:p>
          </table:table-cell>
          <table:table-cell office:value-type="float" office:value="10.2421" calcext:value-type="float">
            <text:p>10.2421</text:p>
          </table:table-cell>
          <table:table-cell office:value-type="float" office:value="9.92573" calcext:value-type="float">
            <text:p>9.92573</text:p>
          </table:table-cell>
          <table:table-cell office:value-type="float" office:value="10.0049" calcext:value-type="float">
            <text:p>10.0049</text:p>
          </table:table-cell>
          <table:table-cell office:value-type="float" office:value="9.94138" calcext:value-type="float">
            <text:p>9.94138</text:p>
          </table:table-cell>
          <table:table-cell table:number-columns-repeated="4"/>
        </table:table-row>
        <table:table-row table:style-name="ro1">
          <table:table-cell office:value-type="float" office:value="41" calcext:value-type="float">
            <text:p>4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37" calcext:value-type="float">
            <text:p>0.001037</text:p>
          </table:table-cell>
          <table:table-cell office:value-type="float" office:value="0.001136" calcext:value-type="float">
            <text:p>0.001136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25" calcext:value-type="float">
            <text:p>0.099225</text:p>
          </table:table-cell>
          <table:table-cell office:value-type="float" office:value="0.099384" calcext:value-type="float">
            <text:p>0.099384</text:p>
          </table:table-cell>
          <table:table-cell office:value-type="float" office:value="0.100763" calcext:value-type="float">
            <text:p>0.100763</text:p>
          </table:table-cell>
          <table:table-cell office:value-type="float" office:value="0.099119" calcext:value-type="float">
            <text:p>0.099119</text:p>
          </table:table-cell>
          <table:table-cell office:value-type="float" office:value="10.2415" calcext:value-type="float">
            <text:p>10.2415</text:p>
          </table:table-cell>
          <table:table-cell office:value-type="float" office:value="9.93562" calcext:value-type="float">
            <text:p>9.93562</text:p>
          </table:table-cell>
          <table:table-cell office:value-type="float" office:value="10.0052" calcext:value-type="float">
            <text:p>10.0052</text:p>
          </table:table-cell>
          <table:table-cell office:value-type="float" office:value="9.95252" calcext:value-type="float">
            <text:p>9.95252</text:p>
          </table:table-cell>
          <table:table-cell table:number-columns-repeated="4"/>
        </table:table-row>
        <table:table-row table:style-name="ro1">
          <table:table-cell office:value-type="float" office:value="42" calcext:value-type="float">
            <text:p>42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1132" calcext:value-type="float">
            <text:p>0.001132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99567" calcext:value-type="float">
            <text:p>0.099567</text:p>
          </table:table-cell>
          <table:table-cell office:value-type="float" office:value="0.099434" calcext:value-type="float">
            <text:p>0.099434</text:p>
          </table:table-cell>
          <table:table-cell office:value-type="float" office:value="0.100833" calcext:value-type="float">
            <text:p>0.100833</text:p>
          </table:table-cell>
          <table:table-cell office:value-type="float" office:value="0.099137" calcext:value-type="float">
            <text:p>0.099137</text:p>
          </table:table-cell>
          <table:table-cell office:value-type="float" office:value="10.2422" calcext:value-type="float">
            <text:p>10.2422</text:p>
          </table:table-cell>
          <table:table-cell office:value-type="float" office:value="9.92831" calcext:value-type="float">
            <text:p>9.92831</text:p>
          </table:table-cell>
          <table:table-cell office:value-type="float" office:value="10.0062" calcext:value-type="float">
            <text:p>10.0062</text:p>
          </table:table-cell>
          <table:table-cell office:value-type="float" office:value="9.91939" calcext:value-type="float">
            <text:p>9.91939</text:p>
          </table:table-cell>
          <table:table-cell table:number-columns-repeated="4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9928" calcext:value-type="float">
            <text:p>0.09928</text:p>
          </table:table-cell>
          <table:table-cell office:value-type="float" office:value="0.099376" calcext:value-type="float">
            <text:p>0.099376</text:p>
          </table:table-cell>
          <table:table-cell office:value-type="float" office:value="0.100841" calcext:value-type="float">
            <text:p>0.100841</text:p>
          </table:table-cell>
          <table:table-cell office:value-type="float" office:value="0.099201" calcext:value-type="float">
            <text:p>0.099201</text:p>
          </table:table-cell>
          <table:table-cell office:value-type="float" office:value="10.2423" calcext:value-type="float">
            <text:p>10.2423</text:p>
          </table:table-cell>
          <table:table-cell office:value-type="float" office:value="9.92522" calcext:value-type="float">
            <text:p>9.92522</text:p>
          </table:table-cell>
          <table:table-cell office:value-type="float" office:value="9.97783" calcext:value-type="float">
            <text:p>9.97783</text:p>
          </table:table-cell>
          <table:table-cell office:value-type="float" office:value="9.94753" calcext:value-type="float">
            <text:p>9.94753</text:p>
          </table:table-cell>
          <table:table-cell table:number-columns-repeated="4"/>
        </table:table-row>
        <table:table-row table:style-name="ro1">
          <table:table-cell office:value-type="float" office:value="44" calcext:value-type="float">
            <text:p>44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1121" calcext:value-type="float">
            <text:p>0.001121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9927" calcext:value-type="float">
            <text:p>0.09927</text:p>
          </table:table-cell>
          <table:table-cell office:value-type="float" office:value="0.099217" calcext:value-type="float">
            <text:p>0.099217</text:p>
          </table:table-cell>
          <table:table-cell office:value-type="float" office:value="0.100836" calcext:value-type="float">
            <text:p>0.100836</text:p>
          </table:table-cell>
          <table:table-cell office:value-type="float" office:value="0.099353" calcext:value-type="float">
            <text:p>0.099353</text:p>
          </table:table-cell>
          <table:table-cell office:value-type="float" office:value="10.2439" calcext:value-type="float">
            <text:p>10.2439</text:p>
          </table:table-cell>
          <table:table-cell office:value-type="float" office:value="9.92391" calcext:value-type="float">
            <text:p>9.92391</text:p>
          </table:table-cell>
          <table:table-cell office:value-type="float" office:value="10.0025" calcext:value-type="float">
            <text:p>10.0025</text:p>
          </table:table-cell>
          <table:table-cell office:value-type="float" office:value="9.94125" calcext:value-type="float">
            <text:p>9.94125</text:p>
          </table:table-cell>
          <table:table-cell table:number-columns-repeated="4"/>
        </table:table-row>
        <table:table-row table:style-name="ro1">
          <table:table-cell office:value-type="float" office:value="45" calcext:value-type="float">
            <text:p>4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63" calcext:value-type="float">
            <text:p>0.001163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276" calcext:value-type="float">
            <text:p>0.099276</text:p>
          </table:table-cell>
          <table:table-cell office:value-type="float" office:value="0.099211" calcext:value-type="float">
            <text:p>0.099211</text:p>
          </table:table-cell>
          <table:table-cell office:value-type="float" office:value="0.100794" calcext:value-type="float">
            <text:p>0.100794</text:p>
          </table:table-cell>
          <table:table-cell office:value-type="float" office:value="0.099126" calcext:value-type="float">
            <text:p>0.099126</text:p>
          </table:table-cell>
          <table:table-cell office:value-type="float" office:value="10.2416" calcext:value-type="float">
            <text:p>10.2416</text:p>
          </table:table-cell>
          <table:table-cell office:value-type="float" office:value="9.92602" calcext:value-type="float">
            <text:p>9.92602</text:p>
          </table:table-cell>
          <table:table-cell office:value-type="float" office:value="10.0054" calcext:value-type="float">
            <text:p>10.0054</text:p>
          </table:table-cell>
          <table:table-cell office:value-type="float" office:value="9.94794" calcext:value-type="float">
            <text:p>9.94794</text:p>
          </table:table-cell>
          <table:table-cell table:number-columns-repeated="4"/>
        </table:table-row>
        <table:table-row table:style-name="ro1">
          <table:table-cell office:value-type="float" office:value="46" calcext:value-type="float">
            <text:p>46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1138" calcext:value-type="float">
            <text:p>0.001138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9928" calcext:value-type="float">
            <text:p>0.09928</text:p>
          </table:table-cell>
          <table:table-cell office:value-type="float" office:value="0.099198" calcext:value-type="float">
            <text:p>0.099198</text:p>
          </table:table-cell>
          <table:table-cell office:value-type="float" office:value="0.100909" calcext:value-type="float">
            <text:p>0.100909</text:p>
          </table:table-cell>
          <table:table-cell office:value-type="float" office:value="0.099205" calcext:value-type="float">
            <text:p>0.099205</text:p>
          </table:table-cell>
          <table:table-cell office:value-type="float" office:value="10.2422" calcext:value-type="float">
            <text:p>10.2422</text:p>
          </table:table-cell>
          <table:table-cell office:value-type="float" office:value="9.92469" calcext:value-type="float">
            <text:p>9.92469</text:p>
          </table:table-cell>
          <table:table-cell office:value-type="float" office:value="9.98999" calcext:value-type="float">
            <text:p>9.98999</text:p>
          </table:table-cell>
          <table:table-cell office:value-type="float" office:value="9.92729" calcext:value-type="float">
            <text:p>9.92729</text:p>
          </table:table-cell>
          <table:table-cell table:number-columns-repeated="4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99389" calcext:value-type="float">
            <text:p>0.099389</text:p>
          </table:table-cell>
          <table:table-cell office:value-type="float" office:value="0.099281" calcext:value-type="float">
            <text:p>0.099281</text:p>
          </table:table-cell>
          <table:table-cell office:value-type="float" office:value="0.100816" calcext:value-type="float">
            <text:p>0.100816</text:p>
          </table:table-cell>
          <table:table-cell office:value-type="float" office:value="0.099249" calcext:value-type="float">
            <text:p>0.099249</text:p>
          </table:table-cell>
          <table:table-cell office:value-type="float" office:value="10.242" calcext:value-type="float">
            <text:p>10.242</text:p>
          </table:table-cell>
          <table:table-cell office:value-type="float" office:value="9.92846" calcext:value-type="float">
            <text:p>9.92846</text:p>
          </table:table-cell>
          <table:table-cell office:value-type="float" office:value="9.99685" calcext:value-type="float">
            <text:p>9.99685</text:p>
          </table:table-cell>
          <table:table-cell office:value-type="float" office:value="9.92751" calcext:value-type="float">
            <text:p>9.92751</text:p>
          </table:table-cell>
          <table:table-cell table:number-columns-repeated="4"/>
        </table:table-row>
        <table:table-row table:style-name="ro1">
          <table:table-cell office:value-type="float" office:value="48" calcext:value-type="float">
            <text:p>48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109" calcext:value-type="float">
            <text:p>0.001109</text:p>
          </table:table-cell>
          <table:table-cell office:value-type="float" office:value="0.001114" calcext:value-type="float">
            <text:p>0.001114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99255" calcext:value-type="float">
            <text:p>0.099255</text:p>
          </table:table-cell>
          <table:table-cell office:value-type="float" office:value="0.099244" calcext:value-type="float">
            <text:p>0.099244</text:p>
          </table:table-cell>
          <table:table-cell office:value-type="float" office:value="0.100818" calcext:value-type="float">
            <text:p>0.100818</text:p>
          </table:table-cell>
          <table:table-cell office:value-type="float" office:value="0.099217" calcext:value-type="float">
            <text:p>0.099217</text:p>
          </table:table-cell>
          <table:table-cell office:value-type="float" office:value="10.2414" calcext:value-type="float">
            <text:p>10.2414</text:p>
          </table:table-cell>
          <table:table-cell office:value-type="float" office:value="9.92787" calcext:value-type="float">
            <text:p>9.92787</text:p>
          </table:table-cell>
          <table:table-cell office:value-type="float" office:value="10.0187" calcext:value-type="float">
            <text:p>10.0187</text:p>
          </table:table-cell>
          <table:table-cell office:value-type="float" office:value="9.92618" calcext:value-type="float">
            <text:p>9.92618</text:p>
          </table:table-cell>
          <table:table-cell table:number-columns-repeated="4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38" calcext:value-type="float">
            <text:p>0.001138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99248" calcext:value-type="float">
            <text:p>0.099248</text:p>
          </table:table-cell>
          <table:table-cell office:value-type="float" office:value="0.099247" calcext:value-type="float">
            <text:p>0.099247</text:p>
          </table:table-cell>
          <table:table-cell office:value-type="float" office:value="0.100804" calcext:value-type="float">
            <text:p>0.100804</text:p>
          </table:table-cell>
          <table:table-cell office:value-type="float" office:value="0.099146" calcext:value-type="float">
            <text:p>0.099146</text:p>
          </table:table-cell>
          <table:table-cell office:value-type="float" office:value="10.2421" calcext:value-type="float">
            <text:p>10.2421</text:p>
          </table:table-cell>
          <table:table-cell office:value-type="float" office:value="9.92588" calcext:value-type="float">
            <text:p>9.92588</text:p>
          </table:table-cell>
          <table:table-cell office:value-type="float" office:value="9.9799" calcext:value-type="float">
            <text:p>9.9799</text:p>
          </table:table-cell>
          <table:table-cell office:value-type="float" office:value="9.93629" calcext:value-type="float">
            <text:p>9.93629</text:p>
          </table:table-cell>
          <table:table-cell table:number-columns-repeated="4"/>
        </table:table-row>
        <table:table-row table:style-name="ro1">
          <table:table-cell office:value-type="float" office:value="50" calcext:value-type="float">
            <text:p>50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01151" calcext:value-type="float">
            <text:p>0.001151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51" calcext:value-type="float">
            <text:p>0.099251</text:p>
          </table:table-cell>
          <table:table-cell office:value-type="float" office:value="0.099208" calcext:value-type="float">
            <text:p>0.099208</text:p>
          </table:table-cell>
          <table:table-cell office:value-type="float" office:value="0.100822" calcext:value-type="float">
            <text:p>0.100822</text:p>
          </table:table-cell>
          <table:table-cell office:value-type="float" office:value="0.099219" calcext:value-type="float">
            <text:p>0.099219</text:p>
          </table:table-cell>
          <table:table-cell office:value-type="float" office:value="10.2433" calcext:value-type="float">
            <text:p>10.2433</text:p>
          </table:table-cell>
          <table:table-cell office:value-type="float" office:value="9.92657" calcext:value-type="float">
            <text:p>9.92657</text:p>
          </table:table-cell>
          <table:table-cell office:value-type="float" office:value="10.0143" calcext:value-type="float">
            <text:p>10.0143</text:p>
          </table:table-cell>
          <table:table-cell office:value-type="float" office:value="9.92681" calcext:value-type="float">
            <text:p>9.92681</text:p>
          </table:table-cell>
          <table:table-cell table:number-columns-repeated="4"/>
        </table:table-row>
        <table:table-row table:style-name="ro1">
          <table:table-cell office:value-type="float" office:value="51" calcext:value-type="float">
            <text:p>51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99236" calcext:value-type="float">
            <text:p>0.099236</text:p>
          </table:table-cell>
          <table:table-cell office:value-type="float" office:value="0.099199" calcext:value-type="float">
            <text:p>0.099199</text:p>
          </table:table-cell>
          <table:table-cell office:value-type="float" office:value="0.100831" calcext:value-type="float">
            <text:p>0.100831</text:p>
          </table:table-cell>
          <table:table-cell office:value-type="float" office:value="0.099238" calcext:value-type="float">
            <text:p>0.099238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3153" calcext:value-type="float">
            <text:p>9.93153</text:p>
          </table:table-cell>
          <table:table-cell office:value-type="float" office:value="10.0074" calcext:value-type="float">
            <text:p>10.0074</text:p>
          </table:table-cell>
          <table:table-cell office:value-type="float" office:value="9.93755" calcext:value-type="float">
            <text:p>9.93755</text:p>
          </table:table-cell>
          <table:table-cell table:number-columns-repeated="4"/>
        </table:table-row>
        <table:table-row table:style-name="ro1">
          <table:table-cell office:value-type="float" office:value="52" calcext:value-type="float">
            <text:p>52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1142" calcext:value-type="float">
            <text:p>0.001142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99271" calcext:value-type="float">
            <text:p>0.099271</text:p>
          </table:table-cell>
          <table:table-cell office:value-type="float" office:value="0.099279" calcext:value-type="float">
            <text:p>0.099279</text:p>
          </table:table-cell>
          <table:table-cell office:value-type="float" office:value="0.100835" calcext:value-type="float">
            <text:p>0.100835</text:p>
          </table:table-cell>
          <table:table-cell office:value-type="float" office:value="0.099241" calcext:value-type="float">
            <text:p>0.099241</text:p>
          </table:table-cell>
          <table:table-cell office:value-type="float" office:value="10.2413" calcext:value-type="float">
            <text:p>10.2413</text:p>
          </table:table-cell>
          <table:table-cell office:value-type="float" office:value="9.92443" calcext:value-type="float">
            <text:p>9.92443</text:p>
          </table:table-cell>
          <table:table-cell office:value-type="float" office:value="10.018" calcext:value-type="float">
            <text:p>10.018</text:p>
          </table:table-cell>
          <table:table-cell office:value-type="float" office:value="9.92509" calcext:value-type="float">
            <text:p>9.92509</text:p>
          </table:table-cell>
          <table:table-cell table:number-columns-repeated="4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1131" calcext:value-type="float">
            <text:p>0.001131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0.099307" calcext:value-type="float">
            <text:p>0.099307</text:p>
          </table:table-cell>
          <table:table-cell office:value-type="float" office:value="0.099399" calcext:value-type="float">
            <text:p>0.099399</text:p>
          </table:table-cell>
          <table:table-cell office:value-type="float" office:value="0.100761" calcext:value-type="float">
            <text:p>0.100761</text:p>
          </table:table-cell>
          <table:table-cell office:value-type="float" office:value="0.099256" calcext:value-type="float">
            <text:p>0.099256</text:p>
          </table:table-cell>
          <table:table-cell office:value-type="float" office:value="10.2416" calcext:value-type="float">
            <text:p>10.2416</text:p>
          </table:table-cell>
          <table:table-cell office:value-type="float" office:value="9.93067" calcext:value-type="float">
            <text:p>9.93067</text:p>
          </table:table-cell>
          <table:table-cell office:value-type="float" office:value="9.99184" calcext:value-type="float">
            <text:p>9.99184</text:p>
          </table:table-cell>
          <table:table-cell office:value-type="float" office:value="9.93371" calcext:value-type="float">
            <text:p>9.93371</text:p>
          </table:table-cell>
          <table:table-cell table:number-columns-repeated="4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126" calcext:value-type="float">
            <text:p>0.001126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78" calcext:value-type="float">
            <text:p>0.099278</text:p>
          </table:table-cell>
          <table:table-cell office:value-type="float" office:value="0.099314" calcext:value-type="float">
            <text:p>0.099314</text:p>
          </table:table-cell>
          <table:table-cell office:value-type="float" office:value="0.100885" calcext:value-type="float">
            <text:p>0.100885</text:p>
          </table:table-cell>
          <table:table-cell office:value-type="float" office:value="0.09909" calcext:value-type="float">
            <text:p>0.09909</text:p>
          </table:table-cell>
          <table:table-cell office:value-type="float" office:value="10.2419" calcext:value-type="float">
            <text:p>10.2419</text:p>
          </table:table-cell>
          <table:table-cell office:value-type="float" office:value="9.92527" calcext:value-type="float">
            <text:p>9.92527</text:p>
          </table:table-cell>
          <table:table-cell office:value-type="float" office:value="10.012" calcext:value-type="float">
            <text:p>10.012</text:p>
          </table:table-cell>
          <table:table-cell office:value-type="float" office:value="9.93936" calcext:value-type="float">
            <text:p>9.93936</text:p>
          </table:table-cell>
          <table:table-cell table:number-columns-repeated="4"/>
        </table:table-row>
        <table:table-row table:style-name="ro1">
          <table:table-cell office:value-type="float" office:value="55" calcext:value-type="float">
            <text:p>55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198" calcext:value-type="float">
            <text:p>0.001198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99253" calcext:value-type="float">
            <text:p>0.099253</text:p>
          </table:table-cell>
          <table:table-cell office:value-type="float" office:value="0.099207" calcext:value-type="float">
            <text:p>0.099207</text:p>
          </table:table-cell>
          <table:table-cell office:value-type="float" office:value="0.100869" calcext:value-type="float">
            <text:p>0.100869</text:p>
          </table:table-cell>
          <table:table-cell office:value-type="float" office:value="0.099284" calcext:value-type="float">
            <text:p>0.099284</text:p>
          </table:table-cell>
          <table:table-cell office:value-type="float" office:value="10.2415" calcext:value-type="float">
            <text:p>10.2415</text:p>
          </table:table-cell>
          <table:table-cell office:value-type="float" office:value="9.92381" calcext:value-type="float">
            <text:p>9.92381</text:p>
          </table:table-cell>
          <table:table-cell office:value-type="float" office:value="9.97453" calcext:value-type="float">
            <text:p>9.97453</text:p>
          </table:table-cell>
          <table:table-cell office:value-type="float" office:value="9.94703" calcext:value-type="float">
            <text:p>9.94703</text:p>
          </table:table-cell>
          <table:table-cell table:number-columns-repeated="4"/>
        </table:table-row>
        <table:table-row table:style-name="ro1">
          <table:table-cell office:value-type="float" office:value="56" calcext:value-type="float">
            <text:p>56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0.001094" calcext:value-type="float">
            <text:p>0.001094</text:p>
          </table:table-cell>
          <table:table-cell office:value-type="float" office:value="0.099257" calcext:value-type="float">
            <text:p>0.099257</text:p>
          </table:table-cell>
          <table:table-cell office:value-type="float" office:value="0.099187" calcext:value-type="float">
            <text:p>0.099187</text:p>
          </table:table-cell>
          <table:table-cell office:value-type="float" office:value="0.100987" calcext:value-type="float">
            <text:p>0.100987</text:p>
          </table:table-cell>
          <table:table-cell office:value-type="float" office:value="0.09913" calcext:value-type="float">
            <text:p>0.09913</text:p>
          </table:table-cell>
          <table:table-cell office:value-type="float" office:value="10.2434" calcext:value-type="float">
            <text:p>10.2434</text:p>
          </table:table-cell>
          <table:table-cell office:value-type="float" office:value="9.92327" calcext:value-type="float">
            <text:p>9.92327</text:p>
          </table:table-cell>
          <table:table-cell office:value-type="float" office:value="9.98972" calcext:value-type="float">
            <text:p>9.98972</text:p>
          </table:table-cell>
          <table:table-cell office:value-type="float" office:value="9.93675" calcext:value-type="float">
            <text:p>9.93675</text:p>
          </table:table-cell>
          <table:table-cell table:number-columns-repeated="4"/>
        </table:table-row>
        <table:table-row table:style-name="ro1">
          <table:table-cell office:value-type="float" office:value="57" calcext:value-type="float">
            <text:p>57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179" calcext:value-type="float">
            <text:p>0.001179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99554" calcext:value-type="float">
            <text:p>0.099554</text:p>
          </table:table-cell>
          <table:table-cell office:value-type="float" office:value="0.099366" calcext:value-type="float">
            <text:p>0.099366</text:p>
          </table:table-cell>
          <table:table-cell office:value-type="float" office:value="0.101023" calcext:value-type="float">
            <text:p>0.101023</text:p>
          </table:table-cell>
          <table:table-cell office:value-type="float" office:value="0.099239" calcext:value-type="float">
            <text:p>0.099239</text:p>
          </table:table-cell>
          <table:table-cell office:value-type="float" office:value="10.2413" calcext:value-type="float">
            <text:p>10.2413</text:p>
          </table:table-cell>
          <table:table-cell office:value-type="float" office:value="9.92767" calcext:value-type="float">
            <text:p>9.92767</text:p>
          </table:table-cell>
          <table:table-cell office:value-type="float" office:value="9.99592" calcext:value-type="float">
            <text:p>9.99592</text:p>
          </table:table-cell>
          <table:table-cell office:value-type="float" office:value="9.93396" calcext:value-type="float">
            <text:p>9.93396</text:p>
          </table:table-cell>
          <table:table-cell table:number-columns-repeated="4"/>
        </table:table-row>
        <table:table-row table:style-name="ro1">
          <table:table-cell office:value-type="float" office:value="58" calcext:value-type="float">
            <text:p>58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01126" calcext:value-type="float">
            <text:p>0.001126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744" calcext:value-type="float">
            <text:p>0.099744</text:p>
          </table:table-cell>
          <table:table-cell office:value-type="float" office:value="0.099269" calcext:value-type="float">
            <text:p>0.099269</text:p>
          </table:table-cell>
          <table:table-cell office:value-type="float" office:value="0.10084" calcext:value-type="float">
            <text:p>0.10084</text:p>
          </table:table-cell>
          <table:table-cell office:value-type="float" office:value="0.099148" calcext:value-type="float">
            <text:p>0.099148</text:p>
          </table:table-cell>
          <table:table-cell office:value-type="float" office:value="10.2417" calcext:value-type="float">
            <text:p>10.2417</text:p>
          </table:table-cell>
          <table:table-cell office:value-type="float" office:value="9.92541" calcext:value-type="float">
            <text:p>9.92541</text:p>
          </table:table-cell>
          <table:table-cell office:value-type="float" office:value="10.0068" calcext:value-type="float">
            <text:p>10.0068</text:p>
          </table:table-cell>
          <table:table-cell office:value-type="float" office:value="9.92018" calcext:value-type="float">
            <text:p>9.92018</text:p>
          </table:table-cell>
          <table:table-cell table:number-columns-repeated="4"/>
        </table:table-row>
        <table:table-row table:style-name="ro1">
          <table:table-cell office:value-type="float" office:value="59" calcext:value-type="float">
            <text:p>59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59" calcext:value-type="float">
            <text:p>0.001159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683" calcext:value-type="float">
            <text:p>0.099683</text:p>
          </table:table-cell>
          <table:table-cell office:value-type="float" office:value="0.099183" calcext:value-type="float">
            <text:p>0.099183</text:p>
          </table:table-cell>
          <table:table-cell office:value-type="float" office:value="0.100868" calcext:value-type="float">
            <text:p>0.100868</text:p>
          </table:table-cell>
          <table:table-cell office:value-type="float" office:value="0.099133" calcext:value-type="float">
            <text:p>0.099133</text:p>
          </table:table-cell>
          <table:table-cell office:value-type="float" office:value="10.2412" calcext:value-type="float">
            <text:p>10.2412</text:p>
          </table:table-cell>
          <table:table-cell office:value-type="float" office:value="9.92542" calcext:value-type="float">
            <text:p>9.92542</text:p>
          </table:table-cell>
          <table:table-cell office:value-type="float" office:value="9.99769" calcext:value-type="float">
            <text:p>9.99769</text:p>
          </table:table-cell>
          <table:table-cell office:value-type="float" office:value="9.92316" calcext:value-type="float">
            <text:p>9.92316</text:p>
          </table:table-cell>
          <table:table-cell table:number-columns-repeated="4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46" calcext:value-type="float">
            <text:p>0.00114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99632" calcext:value-type="float">
            <text:p>0.099632</text:p>
          </table:table-cell>
          <table:table-cell office:value-type="float" office:value="0.099141" calcext:value-type="float">
            <text:p>0.099141</text:p>
          </table:table-cell>
          <table:table-cell office:value-type="float" office:value="0.100822" calcext:value-type="float">
            <text:p>0.100822</text:p>
          </table:table-cell>
          <table:table-cell office:value-type="float" office:value="0.099209" calcext:value-type="float">
            <text:p>0.099209</text:p>
          </table:table-cell>
          <table:table-cell office:value-type="float" office:value="10.2425" calcext:value-type="float">
            <text:p>10.2425</text:p>
          </table:table-cell>
          <table:table-cell office:value-type="float" office:value="9.93356" calcext:value-type="float">
            <text:p>9.93356</text:p>
          </table:table-cell>
          <table:table-cell office:value-type="float" office:value="10.0133" calcext:value-type="float">
            <text:p>10.0133</text:p>
          </table:table-cell>
          <table:table-cell office:value-type="float" office:value="9.92849" calcext:value-type="float">
            <text:p>9.92849</text:p>
          </table:table-cell>
          <table:table-cell table:number-columns-repeated="4"/>
        </table:table-row>
        <table:table-row table:style-name="ro1">
          <table:table-cell office:value-type="float" office:value="61" calcext:value-type="float">
            <text:p>61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7" calcext:value-type="float">
            <text:p>0.001037</text:p>
          </table:table-cell>
          <table:table-cell office:value-type="float" office:value="0.001147" calcext:value-type="float">
            <text:p>0.001147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99626" calcext:value-type="float">
            <text:p>0.099626</text:p>
          </table:table-cell>
          <table:table-cell office:value-type="float" office:value="0.09923" calcext:value-type="float">
            <text:p>0.09923</text:p>
          </table:table-cell>
          <table:table-cell office:value-type="float" office:value="0.100776" calcext:value-type="float">
            <text:p>0.100776</text:p>
          </table:table-cell>
          <table:table-cell office:value-type="float" office:value="0.099071" calcext:value-type="float">
            <text:p>0.099071</text:p>
          </table:table-cell>
          <table:table-cell office:value-type="float" office:value="10.2419" calcext:value-type="float">
            <text:p>10.2419</text:p>
          </table:table-cell>
          <table:table-cell office:value-type="float" office:value="9.92308" calcext:value-type="float">
            <text:p>9.92308</text:p>
          </table:table-cell>
          <table:table-cell office:value-type="float" office:value="9.98906" calcext:value-type="float">
            <text:p>9.98906</text:p>
          </table:table-cell>
          <table:table-cell office:value-type="float" office:value="9.92782" calcext:value-type="float">
            <text:p>9.92782</text:p>
          </table:table-cell>
          <table:table-cell table:number-columns-repeated="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0.001117" calcext:value-type="float">
            <text:p>0.001117</text:p>
          </table:table-cell>
          <table:table-cell office:value-type="float" office:value="0.001014" calcext:value-type="float">
            <text:p>0.001014</text:p>
          </table:table-cell>
          <table:table-cell office:value-type="float" office:value="0.099638" calcext:value-type="float">
            <text:p>0.099638</text:p>
          </table:table-cell>
          <table:table-cell office:value-type="float" office:value="0.099328" calcext:value-type="float">
            <text:p>0.099328</text:p>
          </table:table-cell>
          <table:table-cell office:value-type="float" office:value="0.100821" calcext:value-type="float">
            <text:p>0.100821</text:p>
          </table:table-cell>
          <table:table-cell office:value-type="float" office:value="0.0991" calcext:value-type="float">
            <text:p>0.0991</text:p>
          </table:table-cell>
          <table:table-cell office:value-type="float" office:value="10.2433" calcext:value-type="float">
            <text:p>10.2433</text:p>
          </table:table-cell>
          <table:table-cell office:value-type="float" office:value="9.9235" calcext:value-type="float">
            <text:p>9.9235</text:p>
          </table:table-cell>
          <table:table-cell office:value-type="float" office:value="9.99918" calcext:value-type="float">
            <text:p>9.99918</text:p>
          </table:table-cell>
          <table:table-cell office:value-type="float" office:value="9.92785" calcext:value-type="float">
            <text:p>9.92785</text:p>
          </table:table-cell>
          <table:table-cell table:number-columns-repeated="4"/>
        </table:table-row>
        <table:table-row table:style-name="ro1">
          <table:table-cell office:value-type="float" office:value="63" calcext:value-type="float">
            <text:p>63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62" calcext:value-type="float">
            <text:p>0.001062</text:p>
          </table:table-cell>
          <table:table-cell office:value-type="float" office:value="0.001146" calcext:value-type="float">
            <text:p>0.001146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99605" calcext:value-type="float">
            <text:p>0.099605</text:p>
          </table:table-cell>
          <table:table-cell office:value-type="float" office:value="0.099175" calcext:value-type="float">
            <text:p>0.099175</text:p>
          </table:table-cell>
          <table:table-cell office:value-type="float" office:value="0.100785" calcext:value-type="float">
            <text:p>0.100785</text:p>
          </table:table-cell>
          <table:table-cell office:value-type="float" office:value="0.099216" calcext:value-type="float">
            <text:p>0.099216</text:p>
          </table:table-cell>
          <table:table-cell office:value-type="float" office:value="10.2421" calcext:value-type="float">
            <text:p>10.2421</text:p>
          </table:table-cell>
          <table:table-cell office:value-type="float" office:value="9.92252" calcext:value-type="float">
            <text:p>9.92252</text:p>
          </table:table-cell>
          <table:table-cell office:value-type="float" office:value="9.99963" calcext:value-type="float">
            <text:p>9.99963</text:p>
          </table:table-cell>
          <table:table-cell office:value-type="float" office:value="9.92271" calcext:value-type="float">
            <text:p>9.92271</text:p>
          </table:table-cell>
          <table:table-cell table:number-columns-repeated="4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00012" calcext:value-type="float">
            <text:p>1.20E-05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01064" calcext:value-type="float">
            <text:p>0.001064</text:p>
          </table:table-cell>
          <table:table-cell office:value-type="float" office:value="0.001151" calcext:value-type="float">
            <text:p>0.001151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99606" calcext:value-type="float">
            <text:p>0.099606</text:p>
          </table:table-cell>
          <table:table-cell office:value-type="float" office:value="0.099263" calcext:value-type="float">
            <text:p>0.099263</text:p>
          </table:table-cell>
          <table:table-cell office:value-type="float" office:value="0.100859" calcext:value-type="float">
            <text:p>0.100859</text:p>
          </table:table-cell>
          <table:table-cell office:value-type="float" office:value="0.09921" calcext:value-type="float">
            <text:p>0.09921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2386" calcext:value-type="float">
            <text:p>9.92386</text:p>
          </table:table-cell>
          <table:table-cell office:value-type="float" office:value="9.99301" calcext:value-type="float">
            <text:p>9.99301</text:p>
          </table:table-cell>
          <table:table-cell office:value-type="float" office:value="9.92456" calcext:value-type="float">
            <text:p>9.92456</text:p>
          </table:table-cell>
          <table:table-cell table:number-columns-repeated="4"/>
        </table:table-row>
        <table:table-row table:style-name="ro1">
          <table:table-cell office:value-type="float" office:value="65" calcext:value-type="float">
            <text:p>65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67" calcext:value-type="float">
            <text:p>0.001167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591" calcext:value-type="float">
            <text:p>0.099591</text:p>
          </table:table-cell>
          <table:table-cell office:value-type="float" office:value="0.099201" calcext:value-type="float">
            <text:p>0.099201</text:p>
          </table:table-cell>
          <table:table-cell office:value-type="float" office:value="0.100828" calcext:value-type="float">
            <text:p>0.100828</text:p>
          </table:table-cell>
          <table:table-cell office:value-type="float" office:value="0.099162" calcext:value-type="float">
            <text:p>0.099162</text:p>
          </table:table-cell>
          <table:table-cell office:value-type="float" office:value="10.242" calcext:value-type="float">
            <text:p>10.242</text:p>
          </table:table-cell>
          <table:table-cell office:value-type="float" office:value="9.92252" calcext:value-type="float">
            <text:p>9.92252</text:p>
          </table:table-cell>
          <table:table-cell office:value-type="float" office:value="9.98607" calcext:value-type="float">
            <text:p>9.98607</text:p>
          </table:table-cell>
          <table:table-cell office:value-type="float" office:value="9.92788" calcext:value-type="float">
            <text:p>9.92788</text:p>
          </table:table-cell>
          <table:table-cell table:number-columns-repeated="4"/>
        </table:table-row>
        <table:table-row table:style-name="ro1">
          <table:table-cell office:value-type="float" office:value="66" calcext:value-type="float">
            <text:p>66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1156" calcext:value-type="float">
            <text:p>0.001156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6" calcext:value-type="float">
            <text:p>0.0996</text:p>
          </table:table-cell>
          <table:table-cell office:value-type="float" office:value="0.099191" calcext:value-type="float">
            <text:p>0.099191</text:p>
          </table:table-cell>
          <table:table-cell office:value-type="float" office:value="0.100834" calcext:value-type="float">
            <text:p>0.100834</text:p>
          </table:table-cell>
          <table:table-cell office:value-type="float" office:value="0.09914" calcext:value-type="float">
            <text:p>0.09914</text:p>
          </table:table-cell>
          <table:table-cell office:value-type="float" office:value="10.2422" calcext:value-type="float">
            <text:p>10.2422</text:p>
          </table:table-cell>
          <table:table-cell office:value-type="float" office:value="9.92132" calcext:value-type="float">
            <text:p>9.92132</text:p>
          </table:table-cell>
          <table:table-cell office:value-type="float" office:value="9.98661" calcext:value-type="float">
            <text:p>9.98661</text:p>
          </table:table-cell>
          <table:table-cell office:value-type="float" office:value="9.93034" calcext:value-type="float">
            <text:p>9.93034</text:p>
          </table:table-cell>
          <table:table-cell table:number-columns-repeated="4"/>
        </table:table-row>
        <table:table-row table:style-name="ro1">
          <table:table-cell office:value-type="float" office:value="67" calcext:value-type="float">
            <text:p>67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1203" calcext:value-type="float">
            <text:p>0.001203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99634" calcext:value-type="float">
            <text:p>0.099634</text:p>
          </table:table-cell>
          <table:table-cell office:value-type="float" office:value="0.099292" calcext:value-type="float">
            <text:p>0.099292</text:p>
          </table:table-cell>
          <table:table-cell office:value-type="float" office:value="0.10076" calcext:value-type="float">
            <text:p>0.10076</text:p>
          </table:table-cell>
          <table:table-cell office:value-type="float" office:value="0.099227" calcext:value-type="float">
            <text:p>0.099227</text:p>
          </table:table-cell>
          <table:table-cell office:value-type="float" office:value="10.2417" calcext:value-type="float">
            <text:p>10.2417</text:p>
          </table:table-cell>
          <table:table-cell office:value-type="float" office:value="9.92206" calcext:value-type="float">
            <text:p>9.92206</text:p>
          </table:table-cell>
          <table:table-cell office:value-type="float" office:value="9.98122" calcext:value-type="float">
            <text:p>9.98122</text:p>
          </table:table-cell>
          <table:table-cell office:value-type="float" office:value="9.93597" calcext:value-type="float">
            <text:p>9.93597</text:p>
          </table:table-cell>
          <table:table-cell table:number-columns-repeated="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1143" calcext:value-type="float">
            <text:p>0.001143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585" calcext:value-type="float">
            <text:p>0.099585</text:p>
          </table:table-cell>
          <table:table-cell office:value-type="float" office:value="0.099185" calcext:value-type="float">
            <text:p>0.099185</text:p>
          </table:table-cell>
          <table:table-cell office:value-type="float" office:value="0.10086" calcext:value-type="float">
            <text:p>0.10086</text:p>
          </table:table-cell>
          <table:table-cell office:value-type="float" office:value="0.099133" calcext:value-type="float">
            <text:p>0.099133</text:p>
          </table:table-cell>
          <table:table-cell office:value-type="float" office:value="10.2433" calcext:value-type="float">
            <text:p>10.2433</text:p>
          </table:table-cell>
          <table:table-cell office:value-type="float" office:value="9.92521" calcext:value-type="float">
            <text:p>9.92521</text:p>
          </table:table-cell>
          <table:table-cell office:value-type="float" office:value="9.99457" calcext:value-type="float">
            <text:p>9.99457</text:p>
          </table:table-cell>
          <table:table-cell office:value-type="float" office:value="9.94332" calcext:value-type="float">
            <text:p>9.94332</text:p>
          </table:table-cell>
          <table:table-cell table:number-columns-repeated="4"/>
        </table:table-row>
        <table:table-row table:style-name="ro1">
          <table:table-cell office:value-type="float" office:value="69" calcext:value-type="float">
            <text:p>6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0.001168" calcext:value-type="float">
            <text:p>0.001168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648" calcext:value-type="float">
            <text:p>0.099648</text:p>
          </table:table-cell>
          <table:table-cell office:value-type="float" office:value="0.099254" calcext:value-type="float">
            <text:p>0.099254</text:p>
          </table:table-cell>
          <table:table-cell office:value-type="float" office:value="0.100787" calcext:value-type="float">
            <text:p>0.100787</text:p>
          </table:table-cell>
          <table:table-cell office:value-type="float" office:value="0.099164" calcext:value-type="float">
            <text:p>0.099164</text:p>
          </table:table-cell>
          <table:table-cell office:value-type="float" office:value="10.2428" calcext:value-type="float">
            <text:p>10.2428</text:p>
          </table:table-cell>
          <table:table-cell office:value-type="float" office:value="9.9274" calcext:value-type="float">
            <text:p>9.9274</text:p>
          </table:table-cell>
          <table:table-cell office:value-type="float" office:value="9.99244" calcext:value-type="float">
            <text:p>9.99244</text:p>
          </table:table-cell>
          <table:table-cell office:value-type="float" office:value="9.93163" calcext:value-type="float">
            <text:p>9.93163</text:p>
          </table:table-cell>
          <table:table-cell table:number-columns-repeated="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65" calcext:value-type="float">
            <text:p>0.001165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593" calcext:value-type="float">
            <text:p>0.099593</text:p>
          </table:table-cell>
          <table:table-cell office:value-type="float" office:value="0.099217" calcext:value-type="float">
            <text:p>0.099217</text:p>
          </table:table-cell>
          <table:table-cell office:value-type="float" office:value="0.100834" calcext:value-type="float">
            <text:p>0.100834</text:p>
          </table:table-cell>
          <table:table-cell office:value-type="float" office:value="0.099166" calcext:value-type="float">
            <text:p>0.099166</text:p>
          </table:table-cell>
          <table:table-cell office:value-type="float" office:value="10.2416" calcext:value-type="float">
            <text:p>10.2416</text:p>
          </table:table-cell>
          <table:table-cell office:value-type="float" office:value="9.92004" calcext:value-type="float">
            <text:p>9.92004</text:p>
          </table:table-cell>
          <table:table-cell office:value-type="float" office:value="10.0156" calcext:value-type="float">
            <text:p>10.0156</text:p>
          </table:table-cell>
          <table:table-cell office:value-type="float" office:value="9.92223" calcext:value-type="float">
            <text:p>9.92223</text:p>
          </table:table-cell>
          <table:table-cell table:number-columns-repeated="4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0.00104" calcext:value-type="float">
            <text:p>0.00104</text:p>
          </table:table-cell>
          <table:table-cell office:value-type="float" office:value="0.001133" calcext:value-type="float">
            <text:p>0.001133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99583" calcext:value-type="float">
            <text:p>0.099583</text:p>
          </table:table-cell>
          <table:table-cell office:value-type="float" office:value="0.099231" calcext:value-type="float">
            <text:p>0.099231</text:p>
          </table:table-cell>
          <table:table-cell office:value-type="float" office:value="0.10088" calcext:value-type="float">
            <text:p>0.10088</text:p>
          </table:table-cell>
          <table:table-cell office:value-type="float" office:value="0.099071" calcext:value-type="float">
            <text:p>0.099071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2453" calcext:value-type="float">
            <text:p>9.92453</text:p>
          </table:table-cell>
          <table:table-cell office:value-type="float" office:value="9.99938" calcext:value-type="float">
            <text:p>9.99938</text:p>
          </table:table-cell>
          <table:table-cell office:value-type="float" office:value="9.94419" calcext:value-type="float">
            <text:p>9.94419</text:p>
          </table:table-cell>
          <table:table-cell table:number-columns-repeated="4"/>
        </table:table-row>
        <table:table-row table:style-name="ro1">
          <table:table-cell office:value-type="float" office:value="72" calcext:value-type="float">
            <text:p>72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1145" calcext:value-type="float">
            <text:p>0.001145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538" calcext:value-type="float">
            <text:p>0.099538</text:p>
          </table:table-cell>
          <table:table-cell office:value-type="float" office:value="0.099233" calcext:value-type="float">
            <text:p>0.099233</text:p>
          </table:table-cell>
          <table:table-cell office:value-type="float" office:value="0.100799" calcext:value-type="float">
            <text:p>0.100799</text:p>
          </table:table-cell>
          <table:table-cell office:value-type="float" office:value="0.099159" calcext:value-type="float">
            <text:p>0.099159</text:p>
          </table:table-cell>
          <table:table-cell office:value-type="float" office:value="10.2428" calcext:value-type="float">
            <text:p>10.2428</text:p>
          </table:table-cell>
          <table:table-cell office:value-type="float" office:value="9.92687" calcext:value-type="float">
            <text:p>9.92687</text:p>
          </table:table-cell>
          <table:table-cell office:value-type="float" office:value="9.98528" calcext:value-type="float">
            <text:p>9.98528</text:p>
          </table:table-cell>
          <table:table-cell office:value-type="float" office:value="9.93361" calcext:value-type="float">
            <text:p>9.93361</text:p>
          </table:table-cell>
          <table:table-cell table:number-columns-repeated="4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1124" calcext:value-type="float">
            <text:p>0.001124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99617" calcext:value-type="float">
            <text:p>0.099617</text:p>
          </table:table-cell>
          <table:table-cell office:value-type="float" office:value="0.099398" calcext:value-type="float">
            <text:p>0.099398</text:p>
          </table:table-cell>
          <table:table-cell office:value-type="float" office:value="0.100803" calcext:value-type="float">
            <text:p>0.100803</text:p>
          </table:table-cell>
          <table:table-cell office:value-type="float" office:value="0.099104" calcext:value-type="float">
            <text:p>0.099104</text:p>
          </table:table-cell>
          <table:table-cell office:value-type="float" office:value="10.2434" calcext:value-type="float">
            <text:p>10.2434</text:p>
          </table:table-cell>
          <table:table-cell office:value-type="float" office:value="9.92165" calcext:value-type="float">
            <text:p>9.92165</text:p>
          </table:table-cell>
          <table:table-cell office:value-type="float" office:value="9.99854" calcext:value-type="float">
            <text:p>9.99854</text:p>
          </table:table-cell>
          <table:table-cell office:value-type="float" office:value="9.93186" calcext:value-type="float">
            <text:p>9.9318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115" calcext:value-type="float">
            <text:p>0.00115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099637" calcext:value-type="float">
            <text:p>0.099637</text:p>
          </table:table-cell>
          <table:table-cell office:value-type="float" office:value="0.099182" calcext:value-type="float">
            <text:p>0.099182</text:p>
          </table:table-cell>
          <table:table-cell office:value-type="float" office:value="0.100832" calcext:value-type="float">
            <text:p>0.100832</text:p>
          </table:table-cell>
          <table:table-cell office:value-type="float" office:value="0.099145" calcext:value-type="float">
            <text:p>0.099145</text:p>
          </table:table-cell>
          <table:table-cell office:value-type="float" office:value="10.2423" calcext:value-type="float">
            <text:p>10.2423</text:p>
          </table:table-cell>
          <table:table-cell office:value-type="float" office:value="9.92575" calcext:value-type="float">
            <text:p>9.92575</text:p>
          </table:table-cell>
          <table:table-cell office:value-type="float" office:value="9.99049" calcext:value-type="float">
            <text:p>9.99049</text:p>
          </table:table-cell>
          <table:table-cell office:value-type="float" office:value="9.93934" calcext:value-type="float">
            <text:p>9.93934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36" calcext:value-type="float">
            <text:p>0.001136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99277" calcext:value-type="float">
            <text:p>0.099277</text:p>
          </table:table-cell>
          <table:table-cell office:value-type="float" office:value="0.099245" calcext:value-type="float">
            <text:p>0.099245</text:p>
          </table:table-cell>
          <table:table-cell office:value-type="float" office:value="0.100807" calcext:value-type="float">
            <text:p>0.100807</text:p>
          </table:table-cell>
          <table:table-cell office:value-type="float" office:value="0.099196" calcext:value-type="float">
            <text:p>0.099196</text:p>
          </table:table-cell>
          <table:table-cell office:value-type="float" office:value="10.2417" calcext:value-type="float">
            <text:p>10.2417</text:p>
          </table:table-cell>
          <table:table-cell office:value-type="float" office:value="9.92619" calcext:value-type="float">
            <text:p>9.92619</text:p>
          </table:table-cell>
          <table:table-cell office:value-type="float" office:value="9.99183" calcext:value-type="float">
            <text:p>9.99183</text:p>
          </table:table-cell>
          <table:table-cell office:value-type="float" office:value="9.91909" calcext:value-type="float">
            <text:p>9.91909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27" calcext:value-type="float">
            <text:p>0.001127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11" calcext:value-type="float">
            <text:p>0.099211</text:p>
          </table:table-cell>
          <table:table-cell office:value-type="float" office:value="0.099201" calcext:value-type="float">
            <text:p>0.099201</text:p>
          </table:table-cell>
          <table:table-cell office:value-type="float" office:value="0.100965" calcext:value-type="float">
            <text:p>0.100965</text:p>
          </table:table-cell>
          <table:table-cell office:value-type="float" office:value="0.099172" calcext:value-type="float">
            <text:p>0.099172</text:p>
          </table:table-cell>
          <table:table-cell office:value-type="float" office:value="10.2431" calcext:value-type="float">
            <text:p>10.2431</text:p>
          </table:table-cell>
          <table:table-cell office:value-type="float" office:value="9.92279" calcext:value-type="float">
            <text:p>9.92279</text:p>
          </table:table-cell>
          <table:table-cell office:value-type="float" office:value="9.98956" calcext:value-type="float">
            <text:p>9.98956</text:p>
          </table:table-cell>
          <table:table-cell office:value-type="float" office:value="9.92217" calcext:value-type="float">
            <text:p>9.92217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69" calcext:value-type="float">
            <text:p>0.001169</text:p>
          </table:table-cell>
          <table:table-cell office:value-type="float" office:value="0.001017" calcext:value-type="float">
            <text:p>0.001017</text:p>
          </table:table-cell>
          <table:table-cell office:value-type="float" office:value="0.100555" calcext:value-type="float">
            <text:p>0.100555</text:p>
          </table:table-cell>
          <table:table-cell office:value-type="float" office:value="0.099196" calcext:value-type="float">
            <text:p>0.099196</text:p>
          </table:table-cell>
          <table:table-cell office:value-type="float" office:value="0.100803" calcext:value-type="float">
            <text:p>0.100803</text:p>
          </table:table-cell>
          <table:table-cell office:value-type="float" office:value="0.099175" calcext:value-type="float">
            <text:p>0.099175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2486" calcext:value-type="float">
            <text:p>9.92486</text:p>
          </table:table-cell>
          <table:table-cell office:value-type="float" office:value="9.98753" calcext:value-type="float">
            <text:p>9.98753</text:p>
          </table:table-cell>
          <table:table-cell office:value-type="float" office:value="9.93432" calcext:value-type="float">
            <text:p>9.93432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38" calcext:value-type="float">
            <text:p>0.001138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99276" calcext:value-type="float">
            <text:p>0.099276</text:p>
          </table:table-cell>
          <table:table-cell office:value-type="float" office:value="0.099351" calcext:value-type="float">
            <text:p>0.099351</text:p>
          </table:table-cell>
          <table:table-cell office:value-type="float" office:value="0.100844" calcext:value-type="float">
            <text:p>0.100844</text:p>
          </table:table-cell>
          <table:table-cell office:value-type="float" office:value="0.099186" calcext:value-type="float">
            <text:p>0.099186</text:p>
          </table:table-cell>
          <table:table-cell office:value-type="float" office:value="10.2419" calcext:value-type="float">
            <text:p>10.2419</text:p>
          </table:table-cell>
          <table:table-cell office:value-type="float" office:value="9.9267" calcext:value-type="float">
            <text:p>9.9267</text:p>
          </table:table-cell>
          <table:table-cell office:value-type="float" office:value="9.99598" calcext:value-type="float">
            <text:p>9.99598</text:p>
          </table:table-cell>
          <table:table-cell office:value-type="float" office:value="9.92979" calcext:value-type="float">
            <text:p>9.92979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107" calcext:value-type="float">
            <text:p>0.001107</text:p>
          </table:table-cell>
          <table:table-cell office:value-type="float" office:value="0.001256" calcext:value-type="float">
            <text:p>0.00125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99222" calcext:value-type="float">
            <text:p>0.099222</text:p>
          </table:table-cell>
          <table:table-cell office:value-type="float" office:value="0.099273" calcext:value-type="float">
            <text:p>0.099273</text:p>
          </table:table-cell>
          <table:table-cell office:value-type="float" office:value="0.100764" calcext:value-type="float">
            <text:p>0.100764</text:p>
          </table:table-cell>
          <table:table-cell office:value-type="float" office:value="0.099233" calcext:value-type="float">
            <text:p>0.099233</text:p>
          </table:table-cell>
          <table:table-cell office:value-type="float" office:value="10.2481" calcext:value-type="float">
            <text:p>10.2481</text:p>
          </table:table-cell>
          <table:table-cell office:value-type="float" office:value="9.92634" calcext:value-type="float">
            <text:p>9.92634</text:p>
          </table:table-cell>
          <table:table-cell office:value-type="float" office:value="10.0022" calcext:value-type="float">
            <text:p>10.0022</text:p>
          </table:table-cell>
          <table:table-cell office:value-type="float" office:value="9.93743" calcext:value-type="float">
            <text:p>9.93743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71" calcext:value-type="float">
            <text:p>0.001071</text:p>
          </table:table-cell>
          <table:table-cell office:value-type="float" office:value="0.001206" calcext:value-type="float">
            <text:p>0.001206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5" calcext:value-type="float">
            <text:p>0.09925</text:p>
          </table:table-cell>
          <table:table-cell office:value-type="float" office:value="0.099216" calcext:value-type="float">
            <text:p>0.099216</text:p>
          </table:table-cell>
          <table:table-cell office:value-type="float" office:value="0.100891" calcext:value-type="float">
            <text:p>0.100891</text:p>
          </table:table-cell>
          <table:table-cell office:value-type="float" office:value="0.099195" calcext:value-type="float">
            <text:p>0.099195</text:p>
          </table:table-cell>
          <table:table-cell office:value-type="float" office:value="10.242" calcext:value-type="float">
            <text:p>10.242</text:p>
          </table:table-cell>
          <table:table-cell office:value-type="float" office:value="9.92507" calcext:value-type="float">
            <text:p>9.92507</text:p>
          </table:table-cell>
          <table:table-cell office:value-type="float" office:value="9.97756" calcext:value-type="float">
            <text:p>9.97756</text:p>
          </table:table-cell>
          <table:table-cell office:value-type="float" office:value="9.94518" calcext:value-type="float">
            <text:p>9.94518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7" calcext:value-type="float">
            <text:p>0.001037</text:p>
          </table:table-cell>
          <table:table-cell office:value-type="float" office:value="0.00113" calcext:value-type="float">
            <text:p>0.00113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99237" calcext:value-type="float">
            <text:p>0.099237</text:p>
          </table:table-cell>
          <table:table-cell office:value-type="float" office:value="0.099203" calcext:value-type="float">
            <text:p>0.099203</text:p>
          </table:table-cell>
          <table:table-cell office:value-type="float" office:value="0.100801" calcext:value-type="float">
            <text:p>0.100801</text:p>
          </table:table-cell>
          <table:table-cell office:value-type="float" office:value="0.09915" calcext:value-type="float">
            <text:p>0.09915</text:p>
          </table:table-cell>
          <table:table-cell office:value-type="float" office:value="10.242" calcext:value-type="float">
            <text:p>10.242</text:p>
          </table:table-cell>
          <table:table-cell office:value-type="float" office:value="9.92233" calcext:value-type="float">
            <text:p>9.92233</text:p>
          </table:table-cell>
          <table:table-cell office:value-type="float" office:value="10.0094" calcext:value-type="float">
            <text:p>10.0094</text:p>
          </table:table-cell>
          <table:table-cell office:value-type="float" office:value="9.93041" calcext:value-type="float">
            <text:p>9.93041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.001037" calcext:value-type="float">
            <text:p>0.001037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1015" calcext:value-type="float">
            <text:p>0.001015</text:p>
          </table:table-cell>
          <table:table-cell office:value-type="float" office:value="0.099261" calcext:value-type="float">
            <text:p>0.099261</text:p>
          </table:table-cell>
          <table:table-cell office:value-type="float" office:value="0.099189" calcext:value-type="float">
            <text:p>0.099189</text:p>
          </table:table-cell>
          <table:table-cell office:value-type="float" office:value="0.100831" calcext:value-type="float">
            <text:p>0.100831</text:p>
          </table:table-cell>
          <table:table-cell office:value-type="float" office:value="0.099139" calcext:value-type="float">
            <text:p>0.099139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2239" calcext:value-type="float">
            <text:p>9.92239</text:p>
          </table:table-cell>
          <table:table-cell office:value-type="float" office:value="9.98157" calcext:value-type="float">
            <text:p>9.98157</text:p>
          </table:table-cell>
          <table:table-cell office:value-type="float" office:value="9.93477" calcext:value-type="float">
            <text:p>9.93477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42" calcext:value-type="float">
            <text:p>0.001042</text:p>
          </table:table-cell>
          <table:table-cell office:value-type="float" office:value="0.001171" calcext:value-type="float">
            <text:p>0.001171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52" calcext:value-type="float">
            <text:p>0.099252</text:p>
          </table:table-cell>
          <table:table-cell office:value-type="float" office:value="0.099195" calcext:value-type="float">
            <text:p>0.099195</text:p>
          </table:table-cell>
          <table:table-cell office:value-type="float" office:value="0.100833" calcext:value-type="float">
            <text:p>0.100833</text:p>
          </table:table-cell>
          <table:table-cell office:value-type="float" office:value="0.099166" calcext:value-type="float">
            <text:p>0.099166</text:p>
          </table:table-cell>
          <table:table-cell office:value-type="float" office:value="10.2427" calcext:value-type="float">
            <text:p>10.2427</text:p>
          </table:table-cell>
          <table:table-cell office:value-type="float" office:value="9.92294" calcext:value-type="float">
            <text:p>9.92294</text:p>
          </table:table-cell>
          <table:table-cell office:value-type="float" office:value="10.013" calcext:value-type="float">
            <text:p>10.013</text:p>
          </table:table-cell>
          <table:table-cell office:value-type="float" office:value="9.92263" calcext:value-type="float">
            <text:p>9.92263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0.001128" calcext:value-type="float">
            <text:p>0.001128</text:p>
          </table:table-cell>
          <table:table-cell office:value-type="float" office:value="0.001026" calcext:value-type="float">
            <text:p>0.001026</text:p>
          </table:table-cell>
          <table:table-cell office:value-type="float" office:value="0.099235" calcext:value-type="float">
            <text:p>0.099235</text:p>
          </table:table-cell>
          <table:table-cell office:value-type="float" office:value="0.099204" calcext:value-type="float">
            <text:p>0.099204</text:p>
          </table:table-cell>
          <table:table-cell office:value-type="float" office:value="0.100817" calcext:value-type="float">
            <text:p>0.100817</text:p>
          </table:table-cell>
          <table:table-cell office:value-type="float" office:value="0.099337" calcext:value-type="float">
            <text:p>0.099337</text:p>
          </table:table-cell>
          <table:table-cell office:value-type="float" office:value="10.2422" calcext:value-type="float">
            <text:p>10.2422</text:p>
          </table:table-cell>
          <table:table-cell office:value-type="float" office:value="9.9224" calcext:value-type="float">
            <text:p>9.9224</text:p>
          </table:table-cell>
          <table:table-cell office:value-type="float" office:value="9.99769" calcext:value-type="float">
            <text:p>9.99769</text:p>
          </table:table-cell>
          <table:table-cell office:value-type="float" office:value="9.92663" calcext:value-type="float">
            <text:p>9.92663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4" calcext:value-type="float">
            <text:p>0.001034</text:p>
          </table:table-cell>
          <table:table-cell office:value-type="float" office:value="0.001166" calcext:value-type="float">
            <text:p>0.001166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36" calcext:value-type="float">
            <text:p>0.099236</text:p>
          </table:table-cell>
          <table:table-cell office:value-type="float" office:value="0.099235" calcext:value-type="float">
            <text:p>0.099235</text:p>
          </table:table-cell>
          <table:table-cell office:value-type="float" office:value="0.100894" calcext:value-type="float">
            <text:p>0.100894</text:p>
          </table:table-cell>
          <table:table-cell office:value-type="float" office:value="0.099194" calcext:value-type="float">
            <text:p>0.099194</text:p>
          </table:table-cell>
          <table:table-cell office:value-type="float" office:value="10.2428" calcext:value-type="float">
            <text:p>10.2428</text:p>
          </table:table-cell>
          <table:table-cell office:value-type="float" office:value="9.93769" calcext:value-type="float">
            <text:p>9.93769</text:p>
          </table:table-cell>
          <table:table-cell office:value-type="float" office:value="10.0204" calcext:value-type="float">
            <text:p>10.0204</text:p>
          </table:table-cell>
          <table:table-cell office:value-type="float" office:value="9.93583" calcext:value-type="float">
            <text:p>9.93583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39" calcext:value-type="float">
            <text:p>0.001039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139" calcext:value-type="float">
            <text:p>0.001139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72" calcext:value-type="float">
            <text:p>0.099272</text:p>
          </table:table-cell>
          <table:table-cell office:value-type="float" office:value="0.099252" calcext:value-type="float">
            <text:p>0.099252</text:p>
          </table:table-cell>
          <table:table-cell office:value-type="float" office:value="0.100891" calcext:value-type="float">
            <text:p>0.100891</text:p>
          </table:table-cell>
          <table:table-cell office:value-type="float" office:value="0.099099" calcext:value-type="float">
            <text:p>0.099099</text:p>
          </table:table-cell>
          <table:table-cell office:value-type="float" office:value="10.2415" calcext:value-type="float">
            <text:p>10.2415</text:p>
          </table:table-cell>
          <table:table-cell office:value-type="float" office:value="9.91807" calcext:value-type="float">
            <text:p>9.91807</text:p>
          </table:table-cell>
          <table:table-cell office:value-type="float" office:value="9.9768" calcext:value-type="float">
            <text:p>9.9768</text:p>
          </table:table-cell>
          <table:table-cell office:value-type="float" office:value="9.93595" calcext:value-type="float">
            <text:p>9.93595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112" calcext:value-type="float">
            <text:p>0.001112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275" calcext:value-type="float">
            <text:p>0.099275</text:p>
          </table:table-cell>
          <table:table-cell office:value-type="float" office:value="0.099308" calcext:value-type="float">
            <text:p>0.099308</text:p>
          </table:table-cell>
          <table:table-cell office:value-type="float" office:value="0.100866" calcext:value-type="float">
            <text:p>0.100866</text:p>
          </table:table-cell>
          <table:table-cell office:value-type="float" office:value="0.099181" calcext:value-type="float">
            <text:p>0.099181</text:p>
          </table:table-cell>
          <table:table-cell office:value-type="float" office:value="10.2419" calcext:value-type="float">
            <text:p>10.2419</text:p>
          </table:table-cell>
          <table:table-cell office:value-type="float" office:value="9.92255" calcext:value-type="float">
            <text:p>9.92255</text:p>
          </table:table-cell>
          <table:table-cell office:value-type="float" office:value="9.99531" calcext:value-type="float">
            <text:p>9.99531</text:p>
          </table:table-cell>
          <table:table-cell office:value-type="float" office:value="9.91749" calcext:value-type="float">
            <text:p>9.91749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2" calcext:value-type="float">
            <text:p>0.001032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.001063" calcext:value-type="float">
            <text:p>0.001063</text:p>
          </table:table-cell>
          <table:table-cell office:value-type="float" office:value="0.09925" calcext:value-type="float">
            <text:p>0.09925</text:p>
          </table:table-cell>
          <table:table-cell office:value-type="float" office:value="0.099226" calcext:value-type="float">
            <text:p>0.099226</text:p>
          </table:table-cell>
          <table:table-cell office:value-type="float" office:value="0.100818" calcext:value-type="float">
            <text:p>0.100818</text:p>
          </table:table-cell>
          <table:table-cell office:value-type="float" office:value="0.099113" calcext:value-type="float">
            <text:p>0.099113</text:p>
          </table:table-cell>
          <table:table-cell office:value-type="float" office:value="10.2421" calcext:value-type="float">
            <text:p>10.2421</text:p>
          </table:table-cell>
          <table:table-cell office:value-type="float" office:value="9.92484" calcext:value-type="float">
            <text:p>9.92484</text:p>
          </table:table-cell>
          <table:table-cell office:value-type="float" office:value="9.98916" calcext:value-type="float">
            <text:p>9.98916</text:p>
          </table:table-cell>
          <table:table-cell office:value-type="float" office:value="9.93323" calcext:value-type="float">
            <text:p>9.93323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99252" calcext:value-type="float">
            <text:p>0.099252</text:p>
          </table:table-cell>
          <table:table-cell office:value-type="float" office:value="0.099244" calcext:value-type="float">
            <text:p>0.099244</text:p>
          </table:table-cell>
          <table:table-cell office:value-type="float" office:value="0.100741" calcext:value-type="float">
            <text:p>0.100741</text:p>
          </table:table-cell>
          <table:table-cell office:value-type="float" office:value="0.099236" calcext:value-type="float">
            <text:p>0.099236</text:p>
          </table:table-cell>
          <table:table-cell office:value-type="float" office:value="10.2421" calcext:value-type="float">
            <text:p>10.2421</text:p>
          </table:table-cell>
          <table:table-cell office:value-type="float" office:value="9.93391" calcext:value-type="float">
            <text:p>9.93391</text:p>
          </table:table-cell>
          <table:table-cell office:value-type="float" office:value="9.99916" calcext:value-type="float">
            <text:p>9.99916</text:p>
          </table:table-cell>
          <table:table-cell office:value-type="float" office:value="9.92846" calcext:value-type="float">
            <text:p>9.92846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025" calcext:value-type="float">
            <text:p>0.001025</text:p>
          </table:table-cell>
          <table:table-cell office:value-type="float" office:value="0.001038" calcext:value-type="float">
            <text:p>0.001038</text:p>
          </table:table-cell>
          <table:table-cell office:value-type="float" office:value="0.001141" calcext:value-type="float">
            <text:p>0.001141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99255" calcext:value-type="float">
            <text:p>0.099255</text:p>
          </table:table-cell>
          <table:table-cell office:value-type="float" office:value="0.099231" calcext:value-type="float">
            <text:p>0.099231</text:p>
          </table:table-cell>
          <table:table-cell office:value-type="float" office:value="0.10084" calcext:value-type="float">
            <text:p>0.10084</text:p>
          </table:table-cell>
          <table:table-cell office:value-type="float" office:value="0.099117" calcext:value-type="float">
            <text:p>0.099117</text:p>
          </table:table-cell>
          <table:table-cell office:value-type="float" office:value="10.2422" calcext:value-type="float">
            <text:p>10.2422</text:p>
          </table:table-cell>
          <table:table-cell office:value-type="float" office:value="9.92339" calcext:value-type="float">
            <text:p>9.92339</text:p>
          </table:table-cell>
          <table:table-cell office:value-type="float" office:value="9.99852" calcext:value-type="float">
            <text:p>9.99852</text:p>
          </table:table-cell>
          <table:table-cell office:value-type="float" office:value="9.9294" calcext:value-type="float">
            <text:p>9.9294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52" calcext:value-type="float">
            <text:p>0.001152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99291" calcext:value-type="float">
            <text:p>0.099291</text:p>
          </table:table-cell>
          <table:table-cell office:value-type="float" office:value="0.099211" calcext:value-type="float">
            <text:p>0.099211</text:p>
          </table:table-cell>
          <table:table-cell office:value-type="float" office:value="0.10086" calcext:value-type="float">
            <text:p>0.10086</text:p>
          </table:table-cell>
          <table:table-cell office:value-type="float" office:value="0.099213" calcext:value-type="float">
            <text:p>0.099213</text:p>
          </table:table-cell>
          <table:table-cell office:value-type="float" office:value="10.2437" calcext:value-type="float">
            <text:p>10.2437</text:p>
          </table:table-cell>
          <table:table-cell office:value-type="float" office:value="9.92257" calcext:value-type="float">
            <text:p>9.92257</text:p>
          </table:table-cell>
          <table:table-cell office:value-type="float" office:value="9.99579" calcext:value-type="float">
            <text:p>9.99579</text:p>
          </table:table-cell>
          <table:table-cell office:value-type="float" office:value="9.93465" calcext:value-type="float">
            <text:p>9.93465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3" office:value-type="float" office:value="0.000001" calcext:value-type="float">
            <text:p>1.00E-06</text:p>
          </table:table-cell>
          <table:table-cell office:value-type="float" office:value="0.00102" calcext:value-type="float">
            <text:p>0.00102</text:p>
          </table:table-cell>
          <table:table-cell office:value-type="float" office:value="0.001031" calcext:value-type="float">
            <text:p>0.001031</text:p>
          </table:table-cell>
          <table:table-cell office:value-type="float" office:value="0.001148" calcext:value-type="float">
            <text:p>0.001148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99257" calcext:value-type="float">
            <text:p>0.099257</text:p>
          </table:table-cell>
          <table:table-cell office:value-type="float" office:value="0.099223" calcext:value-type="float">
            <text:p>0.099223</text:p>
          </table:table-cell>
          <table:table-cell office:value-type="float" office:value="0.100779" calcext:value-type="float">
            <text:p>0.100779</text:p>
          </table:table-cell>
          <table:table-cell office:value-type="float" office:value="0.099129" calcext:value-type="float">
            <text:p>0.099129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2148" calcext:value-type="float">
            <text:p>9.92148</text:p>
          </table:table-cell>
          <table:table-cell office:value-type="float" office:value="10.0074" calcext:value-type="float">
            <text:p>10.0074</text:p>
          </table:table-cell>
          <table:table-cell office:value-type="float" office:value="9.93887" calcext:value-type="float">
            <text:p>9.93887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033" calcext:value-type="float">
            <text:p>0.001033</text:p>
          </table:table-cell>
          <table:table-cell office:value-type="float" office:value="0.001151" calcext:value-type="float">
            <text:p>0.001151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99303" calcext:value-type="float">
            <text:p>0.099303</text:p>
          </table:table-cell>
          <table:table-cell office:value-type="float" office:value="0.099232" calcext:value-type="float">
            <text:p>0.099232</text:p>
          </table:table-cell>
          <table:table-cell office:value-type="float" office:value="0.100828" calcext:value-type="float">
            <text:p>0.100828</text:p>
          </table:table-cell>
          <table:table-cell office:value-type="float" office:value="0.099211" calcext:value-type="float">
            <text:p>0.099211</text:p>
          </table:table-cell>
          <table:table-cell office:value-type="float" office:value="10.2419" calcext:value-type="float">
            <text:p>10.2419</text:p>
          </table:table-cell>
          <table:table-cell office:value-type="float" office:value="9.92429" calcext:value-type="float">
            <text:p>9.92429</text:p>
          </table:table-cell>
          <table:table-cell office:value-type="float" office:value="9.98866" calcext:value-type="float">
            <text:p>9.98866</text:p>
          </table:table-cell>
          <table:table-cell office:value-type="float" office:value="9.94061" calcext:value-type="float">
            <text:p>9.94061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22" calcext:value-type="float">
            <text:p>0.001122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99628" calcext:value-type="float">
            <text:p>0.099628</text:p>
          </table:table-cell>
          <table:table-cell office:value-type="float" office:value="0.099246" calcext:value-type="float">
            <text:p>0.099246</text:p>
          </table:table-cell>
          <table:table-cell office:value-type="float" office:value="0.100842" calcext:value-type="float">
            <text:p>0.100842</text:p>
          </table:table-cell>
          <table:table-cell office:value-type="float" office:value="0.099123" calcext:value-type="float">
            <text:p>0.099123</text:p>
          </table:table-cell>
          <table:table-cell office:value-type="float" office:value="10.242" calcext:value-type="float">
            <text:p>10.242</text:p>
          </table:table-cell>
          <table:table-cell office:value-type="float" office:value="9.92573" calcext:value-type="float">
            <text:p>9.92573</text:p>
          </table:table-cell>
          <table:table-cell office:value-type="float" office:value="10.0115" calcext:value-type="float">
            <text:p>10.0115</text:p>
          </table:table-cell>
          <table:table-cell office:value-type="float" office:value="9.9476" calcext:value-type="float">
            <text:p>9.9476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0114" calcext:value-type="float">
            <text:p>0.00114</text:p>
          </table:table-cell>
          <table:table-cell office:value-type="float" office:value="0.001155" calcext:value-type="float">
            <text:p>0.001155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663" calcext:value-type="float">
            <text:p>0.099663</text:p>
          </table:table-cell>
          <table:table-cell office:value-type="float" office:value="0.099181" calcext:value-type="float">
            <text:p>0.099181</text:p>
          </table:table-cell>
          <table:table-cell office:value-type="float" office:value="0.100835" calcext:value-type="float">
            <text:p>0.100835</text:p>
          </table:table-cell>
          <table:table-cell office:value-type="float" office:value="0.099212" calcext:value-type="float">
            <text:p>0.099212</text:p>
          </table:table-cell>
          <table:table-cell office:value-type="float" office:value="10.2418" calcext:value-type="float">
            <text:p>10.2418</text:p>
          </table:table-cell>
          <table:table-cell office:value-type="float" office:value="9.92789" calcext:value-type="float">
            <text:p>9.92789</text:p>
          </table:table-cell>
          <table:table-cell office:value-type="float" office:value="10.0037" calcext:value-type="float">
            <text:p>10.0037</text:p>
          </table:table-cell>
          <table:table-cell office:value-type="float" office:value="9.92239" calcext:value-type="float">
            <text:p>9.92239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table:number-columns-repeated="2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0001" calcext:value-type="float">
            <text:p>1.00E-06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01037" calcext:value-type="float">
            <text:p>0.001037</text:p>
          </table:table-cell>
          <table:table-cell office:value-type="float" office:value="0.001142" calcext:value-type="float">
            <text:p>0.001142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99649" calcext:value-type="float">
            <text:p>0.099649</text:p>
          </table:table-cell>
          <table:table-cell office:value-type="float" office:value="0.099213" calcext:value-type="float">
            <text:p>0.099213</text:p>
          </table:table-cell>
          <table:table-cell office:value-type="float" office:value="0.101051" calcext:value-type="float">
            <text:p>0.101051</text:p>
          </table:table-cell>
          <table:table-cell office:value-type="float" office:value="0.099137" calcext:value-type="float">
            <text:p>0.099137</text:p>
          </table:table-cell>
          <table:table-cell office:value-type="float" office:value="10.2425" calcext:value-type="float">
            <text:p>10.2425</text:p>
          </table:table-cell>
          <table:table-cell office:value-type="float" office:value="9.92874" calcext:value-type="float">
            <text:p>9.92874</text:p>
          </table:table-cell>
          <table:table-cell office:value-type="float" office:value="9.9808" calcext:value-type="float">
            <text:p>9.9808</text:p>
          </table:table-cell>
          <table:table-cell office:value-type="float" office:value="9.93484" calcext:value-type="float">
            <text:p>9.93484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23" calcext:value-type="float">
            <text:p>0.001023</text:p>
          </table:table-cell>
          <table:table-cell office:value-type="float" office:value="0.001185" calcext:value-type="float">
            <text:p>0.001185</text:p>
          </table:table-cell>
          <table:table-cell office:value-type="float" office:value="0.001113" calcext:value-type="float">
            <text:p>0.001113</text:p>
          </table:table-cell>
          <table:table-cell office:value-type="float" office:value="0.001019" calcext:value-type="float">
            <text:p>0.001019</text:p>
          </table:table-cell>
          <table:table-cell office:value-type="float" office:value="0.099601" calcext:value-type="float">
            <text:p>0.099601</text:p>
          </table:table-cell>
          <table:table-cell office:value-type="float" office:value="0.099253" calcext:value-type="float">
            <text:p>0.099253</text:p>
          </table:table-cell>
          <table:table-cell office:value-type="float" office:value="0.100933" calcext:value-type="float">
            <text:p>0.100933</text:p>
          </table:table-cell>
          <table:table-cell office:value-type="float" office:value="0.099253" calcext:value-type="float">
            <text:p>0.099253</text:p>
          </table:table-cell>
          <table:table-cell office:value-type="float" office:value="10.2444" calcext:value-type="float">
            <text:p>10.2444</text:p>
          </table:table-cell>
          <table:table-cell office:value-type="float" office:value="9.92538" calcext:value-type="float">
            <text:p>9.92538</text:p>
          </table:table-cell>
          <table:table-cell office:value-type="float" office:value="9.98105" calcext:value-type="float">
            <text:p>9.98105</text:p>
          </table:table-cell>
          <table:table-cell office:value-type="float" office:value="9.93339" calcext:value-type="float">
            <text:p>9.93339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table:number-columns-repeated="4" office:value-type="float" office:value="0.000001" calcext:value-type="float">
            <text:p>1.00E-06</text:p>
          </table:table-cell>
          <table:table-cell office:value-type="float" office:value="0.001021" calcext:value-type="float">
            <text:p>0.001021</text:p>
          </table:table-cell>
          <table:table-cell office:value-type="float" office:value="0.001043" calcext:value-type="float">
            <text:p>0.001043</text:p>
          </table:table-cell>
          <table:table-cell office:value-type="float" office:value="0.00112" calcext:value-type="float">
            <text:p>0.00112</text:p>
          </table:table-cell>
          <table:table-cell office:value-type="float" office:value="0.001024" calcext:value-type="float">
            <text:p>0.001024</text:p>
          </table:table-cell>
          <table:table-cell office:value-type="float" office:value="0.099767" calcext:value-type="float">
            <text:p>0.099767</text:p>
          </table:table-cell>
          <table:table-cell office:value-type="float" office:value="0.099253" calcext:value-type="float">
            <text:p>0.099253</text:p>
          </table:table-cell>
          <table:table-cell office:value-type="float" office:value="0.100779" calcext:value-type="float">
            <text:p>0.100779</text:p>
          </table:table-cell>
          <table:table-cell office:value-type="float" office:value="0.099087" calcext:value-type="float">
            <text:p>0.099087</text:p>
          </table:table-cell>
          <table:table-cell office:value-type="float" office:value="10.2414" calcext:value-type="float">
            <text:p>10.2414</text:p>
          </table:table-cell>
          <table:table-cell office:value-type="float" office:value="9.92084" calcext:value-type="float">
            <text:p>9.92084</text:p>
          </table:table-cell>
          <table:table-cell office:value-type="float" office:value="10.0143" calcext:value-type="float">
            <text:p>10.0143</text:p>
          </table:table-cell>
          <table:table-cell office:value-type="float" office:value="9.94013" calcext:value-type="float">
            <text:p>9.94013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table:number-columns-repeated="2" office:value-type="float" office:value="0.000001" calcext:value-type="float">
            <text:p>1.00E-06</text:p>
          </table:table-cell>
          <table:table-cell office:value-type="float" office:value="0.001018" calcext:value-type="float">
            <text:p>0.001018</text:p>
          </table:table-cell>
          <table:table-cell office:value-type="float" office:value="0.001036" calcext:value-type="float">
            <text:p>0.001036</text:p>
          </table:table-cell>
          <table:table-cell office:value-type="float" office:value="0.001137" calcext:value-type="float">
            <text:p>0.001137</text:p>
          </table:table-cell>
          <table:table-cell office:value-type="float" office:value="0.001022" calcext:value-type="float">
            <text:p>0.001022</text:p>
          </table:table-cell>
          <table:table-cell office:value-type="float" office:value="0.099364" calcext:value-type="float">
            <text:p>0.099364</text:p>
          </table:table-cell>
          <table:table-cell office:value-type="float" office:value="0.099194" calcext:value-type="float">
            <text:p>0.099194</text:p>
          </table:table-cell>
          <table:table-cell office:value-type="float" office:value="0.100873" calcext:value-type="float">
            <text:p>0.100873</text:p>
          </table:table-cell>
          <table:table-cell office:value-type="float" office:value="0.099182" calcext:value-type="float">
            <text:p>0.099182</text:p>
          </table:table-cell>
          <table:table-cell office:value-type="float" office:value="10.2429" calcext:value-type="float">
            <text:p>10.2429</text:p>
          </table:table-cell>
          <table:table-cell office:value-type="float" office:value="9.92671" calcext:value-type="float">
            <text:p>9.92671</text:p>
          </table:table-cell>
          <table:table-cell office:value-type="float" office:value="10.0059" calcext:value-type="float">
            <text:p>10.0059</text:p>
          </table:table-cell>
          <table:table-cell office:value-type="float" office:value="9.92181" calcext:value-type="float">
            <text:p>9.92181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table:number-columns-repeated="3" office:value-type="float" office:value="0.000001" calcext:value-type="float">
            <text:p>1.00E-06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0.001027" calcext:value-type="float">
            <text:p>0.001027</text:p>
          </table:table-cell>
          <table:table-cell office:value-type="float" office:value="0.001035" calcext:value-type="float">
            <text:p>0.001035</text:p>
          </table:table-cell>
          <table:table-cell office:value-type="float" office:value="0.001149" calcext:value-type="float">
            <text:p>0.001149</text:p>
          </table:table-cell>
          <table:table-cell office:value-type="float" office:value="0.001016" calcext:value-type="float">
            <text:p>0.001016</text:p>
          </table:table-cell>
          <table:table-cell office:value-type="float" office:value="0.099243" calcext:value-type="float">
            <text:p>0.099243</text:p>
          </table:table-cell>
          <table:table-cell office:value-type="float" office:value="0.099234" calcext:value-type="float">
            <text:p>0.099234</text:p>
          </table:table-cell>
          <table:table-cell office:value-type="float" office:value="0.100839" calcext:value-type="float">
            <text:p>0.100839</text:p>
          </table:table-cell>
          <table:table-cell office:value-type="float" office:value="0.099174" calcext:value-type="float">
            <text:p>0.099174</text:p>
          </table:table-cell>
          <table:table-cell office:value-type="float" office:value="10.2417" calcext:value-type="float">
            <text:p>10.2417</text:p>
          </table:table-cell>
          <table:table-cell office:value-type="float" office:value="9.92876" calcext:value-type="float">
            <text:p>9.92876</text:p>
          </table:table-cell>
          <table:table-cell office:value-type="float" office:value="9.98247" calcext:value-type="float">
            <text:p>9.98247</text:p>
          </table:table-cell>
          <table:table-cell office:value-type="float" office:value="9.9461" calcext:value-type="float">
            <text:p>9.9461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4"/>
          <table:table-cell table:number-columns-repeated="16"/>
        </table:table-row>
        <table:table-row table:style-name="ro1">
          <table:table-cell office:value-type="string" calcext:value-type="string">
            <text:p>MEAN</text:p>
          </table:table-cell>
          <table:table-cell table:style-name="Default" table:formula="of:=AVERAGE([.M3:.M102])" office:value-type="float" office:value="0.0992162" calcext:value-type="float">
            <text:p>0.0992162</text:p>
          </table:table-cell>
          <table:table-cell table:style-name="Default" table:formula="of:=AVERAGE([.N3:.N102])" office:value-type="float" office:value="10.242371" calcext:value-type="float">
            <text:p>10.242371</text:p>
          </table:table-cell>
          <table:table-cell table:style-name="Default" table:formula="of:=AVERAGE([.O3:.O102])" office:value-type="float" office:value="9.926236" calcext:value-type="float">
            <text:p>9.926236</text:p>
          </table:table-cell>
          <table:table-cell table:style-name="Default" table:formula="of:=AVERAGE([.P3:.P102])" office:value-type="float" office:value="9.9976787" calcext:value-type="float">
            <text:p>9.9976787</text:p>
          </table:table-cell>
          <table:table-cell table:formula="of:=AVERAGE([.Q3:.Q102])" office:value-type="float" office:value="9.9344717" calcext:value-type="float">
            <text:p>9.9344717</text:p>
          </table:table-cell>
          <table:table-cell table:formula="of:=AVERAGE([.G3:.G102])" office:value-type="float" office:value="0.00104463" calcext:value-type="float">
            <text:p>0.00104463</text:p>
          </table:table-cell>
          <table:table-cell table:formula="of:=AVERAGE([.H3:.H102])" office:value-type="float" office:value="0.00114544" calcext:value-type="float">
            <text:p>0.00114544</text:p>
          </table:table-cell>
          <table:table-cell table:formula="of:=AVERAGE([.I3:.I102])" office:value-type="float" office:value="0.00102088" calcext:value-type="float">
            <text:p>0.00102088</text:p>
          </table:table-cell>
          <table:table-cell table:formula="of:=AVERAGE([.J3:.J102])" office:value-type="float" office:value="0.0994151399999999" calcext:value-type="float">
            <text:p>0.09941514</text:p>
          </table:table-cell>
          <table:table-cell table:formula="of:=AVERAGE([.K3:.K102])" office:value-type="float" office:value="0.09928264" calcext:value-type="float">
            <text:p>0.09928264</text:p>
          </table:table-cell>
          <table:table-cell table:formula="of:=AVERAGE([.L3:.L102])" office:value-type="float" office:value="0.10087944" calcext:value-type="float">
            <text:p>0.10087944</text:p>
          </table:table-cell>
          <table:table-cell table:formula="of:=AVERAGE([.M3:.M102])" office:value-type="float" office:value="0.0992162" calcext:value-type="float">
            <text:p>0.0992162</text:p>
          </table:table-cell>
          <table:table-cell table:formula="of:=AVERAGE([.N3:.N102])" office:value-type="float" office:value="10.242371" calcext:value-type="float">
            <text:p>10.242371</text:p>
          </table:table-cell>
          <table:table-cell table:formula="of:=AVERAGE([.O3:.O102])" office:value-type="float" office:value="9.926236" calcext:value-type="float">
            <text:p>9.926236</text:p>
          </table:table-cell>
          <table:table-cell table:formula="of:=AVERAGE([.P3:.P102])" office:value-type="float" office:value="9.9976787" calcext:value-type="float">
            <text:p>9.9976787</text:p>
          </table:table-cell>
          <table:table-cell table:formula="of:=AVERAGE([.Q3:.Q102])" office:value-type="float" office:value="9.9344717" calcext:value-type="float">
            <text:p>9.934471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STD</text:p>
          </table:table-cell>
          <table:table-cell table:style-name="Default" table:number-columns-repeated="4"/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3-19">00/00/0000</text:date>, <text:time style:data-style-name="N2" text:time-value="18:32:42.589199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9T16:44:27.136415103</meta:creation-date>
    <dc:date>2018-03-19T18:45:17.600337190</dc:date>
    <meta:editing-duration>PT13M9S</meta:editing-duration>
    <meta:editing-cycles>5</meta:editing-cycles>
    <meta:generator>LibreOffice/5.4.5.1$Linux_X86_64 LibreOffice_project/40m0$Build-1</meta:generator>
    <meta:document-statistic meta:table-count="1" meta:cell-count="1739" meta:object-count="0"/>
  </office:meta>
</office:document-meta>
</file>